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2772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3346in"/>
    </style:style>
    <style:style style:name="co5" style:family="table-column">
      <style:table-column-properties fo:break-before="auto" style:column-width="3.052in"/>
    </style:style>
    <style:style style:name="co6" style:family="table-column">
      <style:table-column-properties fo:break-before="auto" style:column-width="1.570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756in"/>
    </style:style>
    <style:style style:name="co13" style:family="table-column">
      <style:table-column-properties fo:break-before="auto" style:column-width="1.0437in"/>
    </style:style>
    <style:style style:name="co14" style:family="table-column">
      <style:table-column-properties fo:break-before="auto" style:column-width="1.3882in"/>
    </style:style>
    <style:style style:name="co15" style:family="table-column">
      <style:table-column-properties fo:break-before="auto" style:column-width="1.872in"/>
    </style:style>
    <style:style style:name="co16" style:family="table-column">
      <style:table-column-properties fo:break-before="auto" style:column-width="1.6681in"/>
    </style:style>
    <style:style style:name="co17" style:family="table-column">
      <style:table-column-properties fo:break-before="auto" style:column-width="3.6909in"/>
    </style:style>
    <style:style style:name="co18" style:family="table-column">
      <style:table-column-properties fo:break-before="auto" style:column-width="2.4752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16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2.4425in"/>
    </style:style>
    <style:style style:name="co23" style:family="table-column">
      <style:table-column-properties fo:break-before="auto" style:column-width="1.248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311in" fo:break-before="auto" style:use-optimal-row-height="true"/>
    </style:style>
    <style:style style:name="ro3" style:family="table-row">
      <style:table-row-properties style:row-height="0.6839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35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791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1.5752in" fo:break-before="auto" style:use-optimal-row-height="true"/>
    </style:style>
    <style:style style:name="ro16" style:family="table-row">
      <style:table-row-properties style:row-height="2.0417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1.8862in" fo:break-before="auto" style:use-optimal-row-height="true"/>
    </style:style>
    <style:style style:name="ro19" style:family="table-row">
      <style:table-row-properties style:row-height="2.3528in" fo:break-before="auto" style:use-optimal-row-height="true"/>
    </style:style>
    <style:style style:name="ro20" style:family="table-row">
      <style:table-row-properties style:row-height="2.5075in" fo:break-before="auto" style:use-optimal-row-height="true"/>
    </style:style>
    <style:style style:name="ro21" style:family="table-row">
      <style:table-row-properties style:row-height="3.9071in" fo:break-before="auto" style:use-optimal-row-height="true"/>
    </style:style>
    <style:style style:name="ro22" style:family="table-row">
      <style:table-row-properties style:row-height="3.0264in" fo:break-before="auto" style:use-optimal-row-height="true"/>
    </style:style>
    <style:style style:name="ro23" style:family="table-row">
      <style:table-row-properties style:row-height="1.1091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2.1972in" fo:break-before="auto" style:use-optimal-row-height="true"/>
    </style:style>
    <style:style style:name="ro26" style:family="table-row">
      <style:table-row-properties style:row-height="1.2638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4866in" fo:break-before="auto" style:use-optimal-row-height="true"/>
    </style:style>
    <style:style style:name="ro29" style:family="table-row">
      <style:table-row-properties style:row-height="2.6634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0.6425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9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7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 style:data-style-name="N165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fo:border="0.0008in solid #000000"/>
    </style:style>
    <style:style style:name="ce24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9" style:family="table-cell" style:parent-style-name="Default">
      <style:table-cell-properties fo:wrap-option="wrap" fo:border="0.0008in solid #000000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3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</style:style>
    <style:style style:name="ce5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5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59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6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70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7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7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90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91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9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0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0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0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0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start" fo:margin-left="0in"/>
      <style:text-properties fo:font-size="10pt"/>
    </style:style>
    <style:style style:name="ce12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none" fo:font-weight="bold" style:font-name-asian="Lucida Sans Unicode" style:font-weight-asian="bold" style:font-name-complex="Tahoma2" style:font-weight-complex="bold"/>
    </style:style>
    <style:style style:name="T17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8" style:family="text">
      <style:text-properties style:font-name="Arial" fo:font-weight="bold" style:font-name-asian="Lucida Sans Unicode" style:font-name-complex="Tahoma2"/>
    </style:style>
    <style:style style:name="T19" style:family="text">
      <style:text-properties style:font-name="Arial" fo:font-weight="normal" style:font-name-asian="DejaVu Sans" style:font-name-complex="Tahoma2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3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font-weight="normal" style:font-weight-asian="bold" style:font-weight-complex="bold"/>
    </style:style>
    <style:style style:name="T25" style:family="text">
      <style:text-properties style:font-weight-asian="bold" style:font-weight-complex="bold"/>
    </style:style>
    <style:style style:name="T26" style:family="text">
      <style:text-properties fo:font-weight="bold" style:font-name-asian="Lucida Sans Unicode" style:font-weight-asian="bold" style:font-name-complex="Tahoma2" style:font-weight-complex="bold"/>
    </style:style>
    <style:style style:name="T27" style:family="text">
      <style:text-properties fo:font-weight="normal" style:font-name-asian="Lucida Sans Unicode" style:font-name-complex="Tahoma2"/>
    </style:style>
    <style:style style:name="T28" style:family="text">
      <style:text-properties fo:font-weight="normal" style:font-name-asian="Lucida Sans Unicode" style:font-weight-asian="normal" style:font-name-complex="Tahoma2" style:font-weight-complex="normal"/>
    </style:style>
    <style:style style:name="T29" style:family="text">
      <style:text-properties style:font-name="Arial" fo:font-weight="normal" style:font-name-asian="Lucida Sans Unicode" style:font-name-complex="Tahoma2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ce17"/>
        <table:table-column table:style-name="co4" table:default-cell-style-name="ce23"/>
        <table:table-column table:style-name="co5" table:default-cell-style-name="ce25"/>
        <table:table-column table:style-name="co6" table:default-cell-style-name="ce27"/>
        <table:table-column table:style-name="co3" table:default-cell-style-name="ce23"/>
        <table:table-column table:style-name="co3" table:default-cell-style-name="ce1"/>
        <table:table-column table:style-name="co3" table:default-cell-style-name="ce5"/>
        <table:table-column table:style-name="co3" table:default-cell-style-name="ce5"/>
        <table:table-column table:style-name="co3" table:default-cell-style-name="ce5"/>
        <table:table-column table:style-name="co3" table:default-cell-style-name="Default"/>
        <table:table-row table:style-name="ro1">
          <table:table-cell table:style-name="ce1"/>
          <table:table-cell table:style-name="ce6">
            <draw:frame table:end-cell-address="Cover.C7" table:end-x="0.4709in" table:end-y="0.0744in" draw:z-index="0" draw:name="Graphics 1" draw:style-name="gr1" draw:text-style-name="P1" svg:width="2.7366in" svg:height="1.1409in" svg:x="0.0028in" svg:y="0.0957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6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2">
          <table:table-cell table:style-name="ce2"/>
          <table:table-cell table:style-name="ce7" office:value-type="string">
            <text:p>ECMS SNIFF TESTS</text:p>
          </table:table-cell>
          <table:table-cell table:style-name="ce2" table:number-columns-repeated="5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Version: </text:p>
          </table:table-cell>
          <table:table-cell table:style-name="ce14" office:value-type="float" office:value="1">
            <text:p>1.0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Issue date: </text:p>
          </table:table-cell>
          <table:table-cell table:style-name="ce15"/>
          <table:table-cell table:style-name="ce19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Name:</text:p>
          </table:table-cell>
          <table:table-cell table:style-name="ce14" office:value-type="string">
            <text:p>Enterprise Content Management System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Code:</text:p>
          </table:table-cell>
          <table:table-cell table:style-name="ce14" office:value-type="string">
            <text:p>ECMS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Module:</text:p>
          </table:table-cell>
          <table:table-cell table:style-name="ce14"/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Total Cases:</text:p>
          </table:table-cell>
          <table:table-cell table:style-name="ce14" table:formula="of:=SUM([SniffTest.C4:SniffTest.C4])" office:value-type="float" office:value="60">
            <text:p>60.0</text:p>
          </table:table-cell>
          <table:table-cell table:style-name="ce18"/>
          <table:table-cell table:style-name="ce23" table:number-columns-repeated="2"/>
          <table:table-cell table:style-name="ce2"/>
          <table:table-cell table:number-columns-repeated="249"/>
        </table:table-row>
        <table:table-row table:style-name="ro3">
          <table:table-cell table:style-name="ce2"/>
          <table:table-cell table:style-name="ce9" office:value-type="string">
            <text:p>Test Status:</text:p>
          </table:table-cell>
          <table:table-cell table:style-name="ce14" office:value-type="string">
            <text:p>Passed: Test is OK</text:p>
            <text:p>Blocked: Could not run the test (another bug is blocking)</text:p>
            <text:p>Failed: Test failed, a bug is entered on it (please add the bug ID)</text:p>
            <text:p>N/A: Test is not possible to run on this version</text:p>
          </table:table-cell>
          <table:table-cell table:style-name="ce20" table:number-columns-repeated="2"/>
          <table:table-cell table:style-name="ce26" table:number-columns-repeated="2"/>
          <table:table-cell table:style-name="ce29"/>
          <table:table-cell table:number-columns-repeated="248"/>
        </table:table-row>
        <table:table-row table:style-name="ro1">
          <table:table-cell table:style-name="ce2"/>
          <table:table-cell table:style-name="ce8"/>
          <table:table-cell table:style-name="ce14"/>
          <table:table-cell table:style-name="ce18"/>
          <table:table-cell table:style-name="ce23" table:number-columns-repeated="2"/>
          <table:table-cell table:style-name="ce2"/>
          <table:table-cell table:number-columns-repeated="249"/>
        </table:table-row>
        <table:table-row table:style-name="ro4">
          <table:table-cell table:style-name="ce1"/>
          <table:table-cell table:style-name="ce10" office:value-type="string">
            <text:p>Record of change:</text:p>
          </table:table-cell>
          <table:table-cell table:style-name="ce14"/>
          <table:table-cell table:style-name="ce18"/>
          <table:table-cell table:style-name="ce1" table:number-columns-repeated="3"/>
          <table:table-cell table:number-columns-repeated="249"/>
        </table:table-row>
        <table:table-row table:style-name="ro5">
          <table:table-cell table:style-name="ce3"/>
          <table:table-cell table:style-name="ce11" office:value-type="string">
            <text:p>Effective Date</text:p>
          </table:table-cell>
          <table:table-cell table:style-name="ce16" office:value-type="string">
            <text:p>Version</text:p>
          </table:table-cell>
          <table:table-cell table:style-name="ce16" office:value-type="string">
            <text:p>Change location</text:p>
          </table:table-cell>
          <table:table-cell table:style-name="ce16" office:value-type="string">
            <text:p>Change description</text:p>
          </table:table-cell>
          <table:table-cell table:style-name="ce16" office:value-type="string">
            <text:p>Originator</text:p>
          </table:table-cell>
          <table:table-cell table:style-name="ce28" office:value-type="string">
            <text:p>Reviewer/</text:p>
            <text:p>Approver</text:p>
          </table:table-cell>
          <table:table-cell table:style-name="ce30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1"/>
          <table:table-cell table:style-name="ce24"/>
          <table:table-cell/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3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5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5"/>
          <table:table-cell table:style-name="ce23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7">
          <table:table-cell/>
          <table:table-cell table:style-name="Default" table:number-columns-repeated="10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37"/>
        <table:table-column table:style-name="co10" table:default-cell-style-name="ce51"/>
        <table:table-column table:style-name="co11" table:default-cell-style-name="ce53"/>
        <table:table-column table:style-name="co12" table:default-cell-style-name="Default"/>
        <table:table-column table:style-name="co7" table:default-cell-style-name="Default"/>
        <table:table-row table:style-name="ro8">
          <table:table-cell table:style-name="ce34" office:value-type="string" table:number-columns-spanned="5" table:number-rows-spanned="1">
            <text:p><text:s/>Check List</text:p>
            <text:p><text:span text:style-name="T1">Based on Product built version: 3.5.x</text:span></text:p>
          </table: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table-cell table:style-name="ce34"/>
        </table:table-row>
        <table:table-row table:style-name="ro9">
          <table:table-cell table:style-name="ce35" office:value-type="string">
            <text:p>Id</text:p>
          </table:table-cell>
          <table:table-cell table:style-name="ce35" office:value-type="string">
            <text:p>Main cases</text:p>
          </table:table-cell>
          <table:table-cell table:style-name="ce35" office:value-type="string">
            <text:p>Priority</text:p>
          </table:table-cell>
          <table:table-cell table:style-name="ce35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35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High</text:p>
          </table:table-cell>
          <table:table-cell table:style-name="ce55" table:formula="of:=SUMPRODUCT(([.C3:.C540]=&quot;High&quot;)*([.D3:.D540]=&quot;x&quot;))" office:value-type="float" office:value="33">
            <text:p>33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Medium</text:p>
          </table:table-cell>
          <table:table-cell table:style-name="ce55" table:formula="of:=SUMPRODUCT(([.C3:.C541]=&quot;Medium&quot;)*([.D3:.D541]=&quot;x&quot;))" office:value-type="float" office:value="19">
            <text:p>19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Low</text:p>
          </table:table-cell>
          <table:table-cell table:style-name="ce55" table:formula="of:=SUMPRODUCT(([.C3:.C542]=&quot;Low&quot;)*([.D3:.D542]=&quot;x&quot;))" office:value-type="float" office:value="4">
            <text:p>4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DPC_01</text:p>
          </table:table-cell>
          <table:table-cell table:style-name="ce38" office:value-type="string">
            <text:p>Show draft/public content from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FD_01</text:p>
          </table:table-cell>
          <table:table-cell table:style-name="ce39" office:value-type="string">
            <text:p>Create/delete Content folder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1</text:p>
          </table:table-cell>
          <table:table-cell table:style-name="ce39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2</text:p>
          </table:table-cell>
          <table:table-cell table:style-name="ce39" office:value-type="string">
            <text:p>Create/edit/delete <text:s/>Fi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3</text:p>
          </table:table-cell>
          <table:table-cell table:style-name="ce39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UPL_01</text:p>
          </table:table-cell>
          <table:table-cell table:style-name="ce39" office:value-type="string">
            <text:p>Upload a fil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1</text:p>
          </table:table-cell>
          <table:table-cell table:style-name="ce39" office:value-type="string">
            <text:p>Copy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2</text:p>
          </table:table-cell>
          <table:table-cell table:style-name="ce39" office:value-type="string">
            <text:p>Cut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3</text:p>
          </table:table-cell>
          <table:table-cell table:style-name="ce39" office:value-type="string">
            <text:p>Lock/Unlock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4</text:p>
          </table:table-cell>
          <table:table-cell table:style-name="ce39" office:value-type="string">
            <text:p>Rename/Title for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5</text:p>
          </table:table-cell>
          <table:table-cell table:style-name="ce39" office:value-type="string">
            <text:p>Add symlink for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 office:value-type="string">
            <text:p>SNF_ECMS_DMS_ACT_07</text:p>
          </table:table-cell>
          <table:table-cell table:style-name="ce40" office:value-type="string">
            <text:p>Download and Allow Edi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8</text:p>
          </table:table-cell>
          <table:table-cell table:style-name="ce40" office:value-type="string">
            <text:p>Manage Actions on WebDAV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1">
          <table:table-cell office:value-type="string">
            <text:p>SNF_ECMS_DMS_ACT_09</text:p>
          </table:table-cell>
          <table:table-cell table:style-name="ce40" office:value-type="string">
            <text:p>Copy URL to Clipboard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10</text:p>
          </table:table-cell>
          <table:table-cell table:style-name="ce39" office:value-type="string">
            <text:p>Drag and drop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1</text:p>
          </table:table-cell>
          <table:table-cell table:style-name="ce41" office:value-type="string">
            <text:p>Manage Private tag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2</text:p>
          </table:table-cell>
          <table:table-cell table:style-name="ce41" office:value-type="string">
            <text:p>Manage Public tag (Add/Edit/Delete) 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3</text:p>
          </table:table-cell>
          <table:table-cell table:style-name="ce42" office:value-type="string">
            <text:p>Add languag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4</text:p>
          </table:table-cell>
          <table:table-cell table:style-name="ce42" office:value-type="string">
            <text:p>Vot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5</text:p>
          </table:table-cell>
          <table:table-cell table:style-name="ce42" office:value-type="string">
            <text:p>Manage Comment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1</text:p>
          </table:table-cell>
          <table:table-cell table:style-name="ce39" office:value-type="string">
            <text:p>Manage Publica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2</text:p>
          </table:table-cell>
          <table:table-cell table:style-name="ce40" office:value-type="string">
            <text:p>Manage Category (Add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3</text:p>
          </table:table-cell>
          <table:table-cell table:style-name="ce40" office:value-type="string">
            <text:p>Manage Relation (Add/Delete/Show/Hid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4</text:p>
          </table:table-cell>
          <table:table-cell table:style-name="ce39" office:value-type="string">
            <text:p>View Node Properti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5</text:p>
          </table:table-cell>
          <table:table-cell table:style-name="ce39" office:value-type="string">
            <text:p>Export /Import node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1</text:p>
          </table:table-cell>
          <table:table-cell table:style-name="ce43" office:value-type="string">
            <text:p>Manage Permission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2</text:p>
          </table:table-cell>
          <table:table-cell table:style-name="ce44" office:value-type="string">
            <text:p>View metadata</text:p>
          </table:table-cell>
          <table:table-cell table:style-name="ce52"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1</text:p>
          </table:table-cell>
          <table:table-cell table:style-name="ce45" office:value-type="string">
            <text:p>Simple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2</text:p>
          </table:table-cell>
          <table:table-cell table:style-name="ce45" office:value-type="string">
            <text:p>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3</text:p>
          </table:table-cell>
          <table:table-cell table:style-name="ce45" office:value-type="string">
            <text:p>Manage query in 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T_01</text:p>
          </table:table-cell>
          <table:table-cell table:style-name="ce46" office:value-type="string">
            <text:p>Set up browsing Preferenc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LB_01</text:p>
          </table:table-cell>
          <table:table-cell table:style-name="ce45" office:value-type="string">
            <text:p>Manage Clipboard (Paste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1</text:p>
          </table:table-cell>
          <table:table-cell table:style-name="ce47" office:value-type="string">
            <text:p>Manage Tags (Add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2</text:p>
          </table:table-cell>
          <table:table-cell table:style-name="ce47" office:value-type="string">
            <text:p>Manage Categories (Add/Edit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3</text:p>
          </table:table-cell>
          <table:table-cell table:style-name="ce47" office:value-type="string">
            <text:p>Manage Template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4</text:p>
          </table:table-cell>
          <table:table-cell table:style-name="ce47" office:value-type="string">
            <text:p>Manage Metadata(View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5</text:p>
          </table:table-cell>
          <table:table-cell table:style-name="ce47" office:value-type="string">
            <text:p>Manage Views(Add/View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6</text:p>
          </table:table-cell>
          <table:table-cell table:style-name="ce47" office:value-type="string">
            <text:p>Manage Drive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7</text:p>
          </table:table-cell>
          <table:table-cell table:style-name="ce47" office:value-type="string">
            <text:p>Namespace registry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8</text:p>
          </table:table-cell>
          <table:table-cell table:style-name="ce47" office:value-type="string">
            <text:p>Manage Node types(Add/View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9</text:p>
          </table:table-cell>
          <table:table-cell table:style-name="ce47" office:value-type="string">
            <text:p>Manage Query(Add/Edit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0</text:p>
          </table:table-cell>
          <table:table-cell table:style-name="ce47" office:value-type="string">
            <text:p>Manage Script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1</text:p>
          </table:table-cell>
          <table:table-cell table:style-name="ce47" office:value-type="string">
            <text:p>Manage Action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CPN_01</text:p>
          </table:table-cell>
          <table:table-cell table:style-name="ce48" office:value-type="string">
            <text:p>Approve a cont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t a pay rais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3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</table:table>
      <table:table table:name="SniffTest" table:style-name="ta1" table:print="false">
        <table:table-column table:style-name="co7" table:default-cell-style-name="ce59"/>
        <table:table-column table:style-name="co13" table:default-cell-style-name="ce36"/>
        <table:table-column table:style-name="co7" table:default-cell-style-name="ce70"/>
        <table:table-column table:style-name="co14" table:default-cell-style-name="ce73"/>
        <table:table-column table:style-name="co15" table:default-cell-style-name="ce50"/>
        <table:table-column table:style-name="co16" table:default-cell-style-name="ce65"/>
        <table:table-column table:style-name="co17" table:default-cell-style-name="ce50"/>
        <table:table-column table:style-name="co18" table:default-cell-style-name="ce50"/>
        <table:table-column table:style-name="co7" table:default-cell-style-name="ce51"/>
        <table:table-column table:style-name="co7" table:default-cell-style-name="Default"/>
        <table:table-row table:style-name="ro14">
          <table:table-cell table:style-name="ce56"/>
          <table:table-cell table:style-name="ce60" office:value-type="string">
            <text:p>TEST CASES</text:p>
          </table:table-cell>
          <table:table-cell table:style-name="ce66"/>
          <table:table-cell table:style-name="ce61" table:number-columns-repeated="2"/>
          <table:table-cell/>
          <table:table-cell table:style-name="ce65"/>
          <table:table-cell table:style-name="ce61" table:number-columns-repeated="2"/>
          <table:table-cell table:style-name="ce103" office:value-type="string">
            <text:p>Passed</text:p>
          </table:table-cell>
          <table:table-cell table:style-name="ce103" table:formula="of:=COUNTIF([.K$7:.K$978];[.$J1])" office:value-type="float" office:value="0">
            <text:p>0</text:p>
          </table:table-cell>
          <table:table-cell table:style-name="ce103" table:formula="of:=COUNTIF([.L$7:.L$978];[.$J1])" office:value-type="float" office:value="0">
            <text:p>0</text:p>
          </table:table-cell>
          <table:table-cell table:style-name="ce103" table:formula="of:=COUNTIF([.M$7:.M$978];[.$J1])" office:value-type="float" office:value="0">
            <text:p>0</text:p>
          </table:table-cell>
          <table:table-cell table:style-name="ce103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1"/>
          <table:table-cell table:style-name="ce67"/>
          <table:table-cell table:style-name="ce61" table:number-columns-repeated="2"/>
          <table:table-cell/>
          <table:table-cell table:style-name="ce65"/>
          <table:table-cell table:style-name="ce61" table:number-columns-repeated="2"/>
          <table:table-cell table:style-name="ce103" office:value-type="string">
            <text:p>Failed</text:p>
          </table:table-cell>
          <table:table-cell table:style-name="ce103" table:formula="of:=COUNTIF([.K$7:.K$978];[.$J2])" office:value-type="float" office:value="0">
            <text:p>0</text:p>
          </table:table-cell>
          <table:table-cell table:style-name="ce103" table:formula="of:=COUNTIF([.L$7:.L$978];[.$J2])" office:value-type="float" office:value="0">
            <text:p>0</text:p>
          </table:table-cell>
          <table:table-cell table:style-name="ce103" table:formula="of:=COUNTIF([.M$7:.M$978];[.$J2])" office:value-type="float" office:value="0">
            <text:p>0</text:p>
          </table:table-cell>
          <table:table-cell table:style-name="ce103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2" office:value-type="string">
            <text:p>Function List<text:span text:style-name="T2">:</text:span></text:p>
          </table:table-cell>
          <table:table-cell table:style-name="ce68" office:value-type="string" table:number-columns-spanned="3" table:number-rows-spanned="1">
            <text:p>SniffTest of ECMS </text:p>
          </table:table-cell>
          <table:covered-table-cell table:style-name="ce65"/>
          <table:covered-table-cell table:style-name="ce65"/>
          <table:table-cell/>
          <table:table-cell table:style-name="ce65"/>
          <table:table-cell table:style-name="ce101"/>
          <table:table-cell table:style-name="ce65"/>
          <table:table-cell table:style-name="ce103" office:value-type="string">
            <text:p>Blocked</text:p>
          </table:table-cell>
          <table:table-cell table:style-name="ce103" table:formula="of:=COUNTIF([.K$7:.K$978];[.$J3])" office:value-type="float" office:value="0">
            <text:p>0</text:p>
          </table:table-cell>
          <table:table-cell table:style-name="ce103" table:formula="of:=COUNTIF([.L$7:.L$978];[.$J3])" office:value-type="float" office:value="0">
            <text:p>0</text:p>
          </table:table-cell>
          <table:table-cell table:style-name="ce103" table:formula="of:=COUNTIF([.M$7:.M$978];[.$J3])" office:value-type="float" office:value="0">
            <text:p>0</text:p>
          </table:table-cell>
          <table:table-cell table:style-name="ce103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6"/>
          <table:table-cell table:style-name="ce62" office:value-type="string">
            <text:p>Total main cases:</text:p>
          </table:table-cell>
          <table:table-cell table:style-name="ce68" table:formula="of:=MAX([.A7:.A968])" office:value-type="float" office:value="60" table:number-columns-spanned="3" table:number-rows-spanned="1">
            <text:p>60</text:p>
          </table:table-cell>
          <table:covered-table-cell table:style-name="ce65"/>
          <table:covered-table-cell table:style-name="ce65"/>
          <table:table-cell/>
          <table:table-cell table:style-name="ce65"/>
          <table:table-cell table:style-name="ce101"/>
          <table:table-cell table:style-name="ce65"/>
          <table:table-cell table:style-name="ce104" office:value-type="string">
            <text:p>Untested</text:p>
          </table:table-cell>
          <table:table-cell table:style-name="ce103" table:formula="of:=COUNTIF([.K$7:.K$978];[.$J4])" office:value-type="float" office:value="0">
            <text:p>0</text:p>
          </table:table-cell>
          <table:table-cell table:style-name="ce103" table:formula="of:=COUNTIF([.L$7:.L$978];[.$J4])" office:value-type="float" office:value="0">
            <text:p>0</text:p>
          </table:table-cell>
          <table:table-cell table:style-name="ce103" table:formula="of:=COUNTIF([.M$7:.M$978];[.$J4])" office:value-type="float" office:value="0">
            <text:p>0</text:p>
          </table:table-cell>
          <table:table-cell table:style-name="ce103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3"/>
          <table:table-cell table:style-name="ce69"/>
          <table:table-cell table:style-name="ce71" table:number-columns-repeated="6"/>
          <table:table-cell office:value-type="string">
            <text:p>N/A</text:p>
          </table:table-cell>
          <table:table-cell table:style-name="ce103" table:formula="of:=COUNTIF([.K$7:.K$978];[.$J5])" office:value-type="float" office:value="0">
            <text:p>0</text:p>
          </table:table-cell>
          <table:table-cell table:style-name="ce103" table:formula="of:=COUNTIF([.L$7:.L$978];[.$J5])" office:value-type="float" office:value="0">
            <text:p>0</text:p>
          </table:table-cell>
          <table:table-cell table:style-name="ce103" table:formula="of:=COUNTIF([.M$7:.M$978];[.$J5])" office:value-type="float" office:value="0">
            <text:p>0</text:p>
          </table:table-cell>
          <table:table-cell table:style-name="ce103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7" office:value-type="string">
            <text:p>Case No</text:p>
          </table:table-cell>
          <table:table-cell table:style-name="ce64" office:value-type="string">
            <text:p>Related function</text:p>
          </table:table-cell>
          <table:table-cell table:style-name="ce64" office:value-type="string">
            <text:p>Case ID</text:p>
          </table:table-cell>
          <table:table-cell table:style-name="ce64" office:value-type="string">
            <text:p>Path</text:p>
          </table:table-cell>
          <table:table-cell table:style-name="ce64" office:value-type="string">
            <text:p>Case Name</text:p>
          </table:table-cell>
          <table:table-cell table:style-name="ce64" office:value-type="string">
            <text:p>Description</text:p>
          </table:table-cell>
          <table:table-cell table:style-name="ce64" office:value-type="string">
            <text:p>Steps</text:p>
          </table:table-cell>
          <table:table-cell table:style-name="ce64" office:value-type="string">
            <text:p>Expected Output</text:p>
          </table:table-cell>
          <table:table-cell table:style-name="ce64" office:value-type="string">
            <text:p>Priority</text:p>
          </table:table-cell>
          <table:table-cell table:style-name="ce64">
            <text:p>Tester</text:p>
          </table:table-cell>
          <table:table-cell table:style-name="ce64">
            <text:p>IE7</text:p>
          </table:table-cell>
          <table:table-cell table:style-name="ce64">
            <text:p>FireFox3.5</text:p>
          </table:table-cell>
          <table:table-cell table:style-name="ce64">
            <text:p>Comment/Bug</text:p>
          </table:table-cell>
          <table:table-cell table:style-name="ce64" table:number-columns-repeated="1"/>
          <table:table-cell table:style-name="ce106" table:number-columns-repeated="241"/>
        </table:table-row>
        <table:table-row table:style-name="ro15">
          <table:table-cell table:style-name="ce58" office:value-type="float" office:value="1">
            <text:p>1.00</text:p>
          </table:table-cell>
          <table:table-cell office:value-type="string">
            <text:p>SNF_ECMS_WCM_SCV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50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9" office:value-type="string">
            <text:p>High</text:p>
          </table:table-cell>
          <table:table-cell table:style-name="ce71">
            <text:p>maamoun.soltani</text:p>
          </table:table-cell>
          <table:table-cell table:style-name="ce71" table:number-columns-repeated="4"/>
          <table:table-cell table:number-columns-repeated="241"/>
        </table:table-row>
        <table:table-row table:style-name="ro16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ECMS_WCM_CLV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50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Explorer/Sites Management/acme/web contents (or documents)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9" office:value-type="string">
            <text:p>High</text:p>
          </table:table-cell>
          <table:table-cell table:style-name="ce71">
            <text:p>maamoun.soltani</text:p>
          </table:table-cell>
          <table:table-cell table:style-name="ce71" table:number-columns-repeated="4"/>
          <table:table-cell table:number-columns-repeated="241"/>
        </table:table-row>
        <table:table-row table:style-name="ro1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ECMS_WCM_CLV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50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Explorer/Sites Management/acme/web contents (or documents)</text:span></text:p>
            <text:p><text:span text:style-name="T7">- Select </text:span><text:span text:style-name="T8">Site editor/Add new page</text:span><text:span text:style-name="T7"> to create new page. </text:span></text:p>
            <text:p><text:span text:style-name="T7">- Choose a Content list viewer portlet by drag and drop from page editor</text:span></text:p>
            <text:p><text:span text:style-name="T7">- Click edit portlet icon of this Content list 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9" office:value-type="string">
            <text:p>High</text:p>
          </table:table-cell>
          <table:table-cell table:style-name="ce71">
            <text:p>maamoun.soltani</text:p>
          </table:table-cell>
          <table:table-cell table:style-name="ce71" table:number-columns-repeated="4"/>
          <table:table-cell table:number-columns-repeated="241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ECMS_WCM_ECL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50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9" office:value-type="string">
            <text:p>Medium</text:p>
          </table:table-cell>
          <table:table-cell table:style-name="ce71">
            <text:p>maamoun.soltani</text:p>
          </table:table-cell>
          <table:table-cell table:style-name="ce71" table:number-columns-repeated="4"/>
          <table:table-cell table:number-columns-repeated="241"/>
        </table:table-row>
        <table:table-row table:style-name="ro17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ECMS_WCM_SCD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50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Press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9" office:value-type="string">
            <text:p>High</text:p>
          </table:table-cell>
          <table:table-cell table:style-name="ce71">
            <text:p>maamoun.soltani</text:p>
          </table:table-cell>
          <table:table-cell table:style-name="ce71" table:number-columns-repeated="4"/>
          <table:table-cell table:number-columns-repeated="241"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ECMS_WCM_DPC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UnPublication</text:p>
          </table:table-cell>
          <table:table-cell table:style-name="ce77" office:value-type="string">
            <text:p>Show draft/public content from page</text:p>
          </table:table-cell>
          <table:table-cell table:style-name="ce77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Management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Management/acme</text:span></text:p>
            <text:p><text:span text:style-name="T9">- Select the document above</text:span></text:p>
            <text:p><text:span text:style-name="T9">- Click </text:span><text:span text:style-name="T10">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9" office:value-type="string">
            <text:p>High</text:p>
          </table:table-cell>
          <table:table-cell table:style-name="ce71">
            <text:p>maamoun.soltani</text:p>
          </table:table-cell>
          <table:table-cell table:style-name="ce71" table:number-columns-repeated="4"/>
          <table:table-cell table:number-columns-repeated="241"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ECMS_WCM_NEL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dded category <text:s/>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Delete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71">
            <text:p>maamoun.soltani</text:p>
          </table:table-cell>
          <table:table-cell table:style-name="ce71" table:number-columns-repeated="4"/>
          <table:table-cell table:number-columns-repeated="241"/>
        </table:table-row>
        <table:table-row table:style-name="ro2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ECMS_WCM_NEL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ct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ins subscription</text:p>
            <text:p>-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71">
            <text:p>maamoun.soltani</text:p>
          </table:table-cell>
          <table:table-cell table:style-name="ce71" table:number-columns-repeated="4"/>
          <table:table-cell table:number-columns-repeated="241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ECMS_WCM_NEL_03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Send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 by ticking on check box </text:span></text:p>
            <text:p><text:span text:style-name="T14">- Click [</text:span><text:span text:style-name="T15">Administration</text:span><text:span text:style-name="T14">] button then select [</text:span><text:span text:style-name="T15">Edit</text:span><text:span text:style-name="T14">] action</text:span></text:p>
            <text:p><text:span text:style-name="T14">- Select Send date</text:span></text:p>
            <text:p><text:span text:style-name="T14">- Click [</text:span><text:span text:style-name="T16">Update Sending Parameters</text:span><text:span text:style-name="T14">] button to set the time</text:span></text:p>
            <text:p><text:span text:style-name="T7">- Make changes and save</text:span></text:p>
            <text:p><text:span text:style-name="T17">Delete letter</text:span></text:p>
            <text:p><text:span text:style-name="T7">- Select a letter by ticking on check box</text:span></text:p>
            <text:p><text:span text:style-name="T7">- Click [</text:span><text:span text:style-name="T18">Administration</text:span><text:span text:style-name="T7">] button then select [</text:span><text:span text:style-name="T18">Delete</text:span><text:span text:style-name="T7">] action</text:span></text:p>
            <text:p><text:span text:style-name="T7">- Click [</text:span><text:span text:style-name="T18">OK</text:span><text:span text:style-name="T7">] button in the confirmation dialog</text:span></text:p>
            <text:p><text:span text:style-name="T11">Convert letter</text:span></text:p>
            <text:p><text:span text:style-name="T13">- Select a letter by ticking on check box</text:span></text:p>
            <text:p><text:span text:style-name="T13">- </text:span><text:span text:style-name="T14">Click [</text:span><text:span text:style-name="T15">Administration</text:span><text:span text:style-name="T14">] button then select 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</text:p>
            <text:p>- New letter is changed</text:p>
            <text:p>- New letter is deleted</text:p>
            <text:p>- New letter is converted as a template. You can use this template for letters afterwards.</text:p>
          </table:table-cell>
          <table:table-cell table:style-name="ce50" office:value-type="string">
            <text:p>High</text:p>
          </table:table-cell>
          <table:table-cell table:style-name="ce71">
            <text:p>maamoun.soltani</text:p>
          </table:table-cell>
          <table:table-cell table:style-name="ce71" table:number-columns-repeated="4"/>
          <table:table-cell table:number-columns-repeated="241"/>
        </table:table-row>
        <table:table-row table:style-name="ro22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ECMS_WCM_NEL_04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50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2">- After subscribing news letter. The confirmation letter <text:s/>is sent to the inputed email address. If he does not confirm this letter, he cannot receive any letter which has the subscription subscribed before. </text:span></text:p>
            <text:p><text:span text:style-name="T32">Just open email and click “here” link in the confirmation letter to finish this.</text:span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</table:table-cell>
          <table:table-cell table:style-name="ce50" office:value-type="string">
            <text:p>High</text:p>
          </table:table-cell>
          <table:table-cell table:style-name="ce71">
            <text:p>maamoun.soltani</text:p>
          </table:table-cell>
          <table:table-cell table:style-name="ce71" table:number-columns-repeated="4"/>
          <table:table-cell table:number-columns-repeated="241"/>
        </table:table-row>
        <table:table-row table:style-name="ro16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ECMS_WCM_FGR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on the left panel to the right panel by click on field's name </text:p>
            <text:p>- Click [<text:span text:style-name="T4">Edit</text:span>] icon of each field to set properties</text:p>
            <text:p>- Click [<text:span text:style-name="T4">Save</text:span>] button</text:p>
            <text:p>- Go to Content Explorer, open form to create new document</text:p>
            <text:p>- Select the template that created by Form Generator above</text:p>
            <text:p>- Put value in all fields</text:p>
            <text:p>- Click <text:span text:style-name="T6">Save &amp; Close</text:span></text:p>
          </table:table-cell>
          <table:table-cell office:value-type="string">
            <text:p>- New node type (template) is created successfully. You can choose this template in the template list when you add new document in Site Explorer</text:p>
            <text:p>- New document is create successfully with the new template.</text:p>
          </table:table-cell>
          <table:table-cell table:style-name="ce50" office:value-type="string">
            <text:p>High</text:p>
          </table:table-cell>
          <table:table-cell table:style-name="ce71">
            <text:p>maamoun.soltani</text:p>
          </table:table-cell>
          <table:table-cell table:style-name="ce71" table:number-columns-repeated="4"/>
          <table:table-cell table:number-columns-repeated="241"/>
        </table:table-row>
        <table:table-row table:style-name="ro2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ECMS_WCM_NEW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9">- 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displayed in <text:span text:style-name="T6">Parameterized content list viewer</text:span> portlet</text:p>
          </table:table-cell>
          <table:table-cell table:style-name="ce50" office:value-type="string">
            <text:p>High</text:p>
          </table:table-cell>
          <table:table-cell table:style-name="ce71">
            <text:p>maamoun.soltani</text:p>
          </table:table-cell>
          <table:table-cell table:style-name="ce71" table:number-columns-repeated="4"/>
          <table:table-cell table:number-columns-repeated="241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ECMS_WCM_FCK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New Content</text:span> icon</text:p>
            <text:p>- Select template which allows rick text editor, eg Article</text:p>
            <text:p>- In Main Content tab, click <text:s/>Insert Content Link icon </text:p>
            <text:p>- In FCK Content selector, choose any path where has contents, medias to select some content</text:p>
            <text:p>- Click<text:span text:style-name="T6"> Save &amp; Close</text:span> to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50" office:value-type="string">
            <text:p>Medium</text:p>
          </table:table-cell>
          <table:table-cell table:style-name="ce71">
            <text:p>maamoun.soltani</text:p>
          </table:table-cell>
          <table:table-cell table:style-name="ce71" table:number-columns-repeated="4"/>
          <table:table-cell table:number-columns-repeated="241"/>
        </table:table-row>
        <table:table-row table:style-name="ro24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ECMS_DMS_CFD_01</text:p>
          </table:table-cell>
          <table:table-cell office:value-type="float" office:value="1">
            <text:p>1.00</text:p>
          </table:table-cell>
          <table:table-cell office:value-type="string">
            <text:p>ECMS\DMS\Create\Folder\Content_Folder</text:p>
          </table:table-cell>
          <table:table-cell table:style-name="ce78" office:value-type="string">
            <text:p>Create/delete Content folder</text:p>
          </table:table-cell>
          <table:table-cell table:style-name="ce78" office:value-type="string">
            <text:p>Step 1: Create/delete Content folder</text:p>
          </table:table-cell>
          <table:table-cell table:style-name="ce89" office:value-type="string">
            <text:p><text:span text:style-name="T6">Create folder</text:span></text:p>
            <text:p><text:span text:style-name="T5">- Click on </text:span><text:span text:style-name="T6">New Folder</text:span><text:span text:style-name="T5"> icon in action bar or right 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2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05">
            <text:p>maamoun.soltani</text:p>
          </table:table-cell>
          <table:table-cell table:style-name="ce105" table:number-columns-repeated="2"/>
          <table:table-cell table:number-columns-repeated="243"/>
        </table:table-row>
        <table:table-row table:style-name="ro2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ECMS_DMS_DOC_01</text:p>
          </table:table-cell>
          <table:table-cell office:value-type="float" office:value="1">
            <text:p>1.00</text:p>
          </table:table-cell>
          <table:table-cell office:value-type="string">
            <text:p>ECMS\DMS\Create\Document\Article</text:p>
          </table:table-cell>
          <table:table-cell table:style-name="ce78" office:value-type="string">
            <text:p>Create/edit/delete <text:s/>Article document</text:p>
          </table:table-cell>
          <table:table-cell table:style-name="ce78" office:value-type="string">
            <text:p>Step 1: Create/edit/delete <text:s/>Article document</text:p>
          </table:table-cell>
          <table:table-cell table:style-name="ce52" office:value-type="string">
            <text:p><text:span text:style-name="T6">Create document</text:span></text:p>
            <text:p><text:span text:style-name="T5">- Click on </text:span><text:span text:style-name="T6">New Content</text:span><text:span text:style-name="T5"> icon in action bar or right click on the main pane</text:span></text:p>
            <text:p><text:span text:style-name="T5">- Select type of document : Article</text:span></text:p>
            <text:p><text:span text:style-name="T5">- Put name for document and other required fields</text:span></text:p>
            <text:p><text:span text:style-name="T19">- Click </text:span><text:span text:style-name="T20">Save &amp; Close </text:span></text:p>
            <text:p><text:span text:style-name="T6">Edit Document</text:span></text:p>
            <text:p><text:span text:style-name="T5">- Open the document</text:span></text:p>
            <text:p><text:span text:style-name="T5">- Click </text:span><text:span text:style-name="T6">Edit</text:span><text:span text:style-name="T5"> on action bar, perform to edit it</text:span></text:p>
            <text:p><text:span text:style-name="T5">- Click </text:span><text:span text:style-name="T9">Save &amp;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9">OK</text:span></text:p>
            <text:p><text:span text:style-name="T5"/></text:p>
          </table:table-cell>
          <table:table-cell table:style-name="ce52" office:value-type="string">
            <text:p>Article is Created/Edited/Deleted successfully</text:p>
          </table:table-cell>
          <table:table-cell office:value-type="string">
            <text:p>High</text:p>
          </table:table-cell>
          <table:table-cell table:style-name="ce105">
            <text:p>maamoun.soltani</text:p>
          </table:table-cell>
          <table:table-cell table:style-name="ce105" table:number-columns-repeated="2"/>
          <table:table-cell table:number-columns-repeated="243"/>
        </table:table-row>
        <table:table-row table:style-name="ro2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ECMS_DMS_DOC_02</text:p>
          </table:table-cell>
          <table:table-cell office:value-type="float" office:value="1">
            <text:p>1.00</text:p>
          </table:table-cell>
          <table:table-cell office:value-type="string">
            <text:p>ECMS\DMS\Create\Document\File</text:p>
          </table:table-cell>
          <table:table-cell table:style-name="ce78" office:value-type="string">
            <text:p>Create/edit/delete <text:s/>File document</text:p>
          </table:table-cell>
          <table:table-cell table:style-name="ce78" office:value-type="string">
            <text:p>Step 1: Create/edit/delete <text:s/>File document</text:p>
          </table:table-cell>
          <table:table-cell table:style-name="ce52" office:value-type="string">
            <text:p><text:span text:style-name="T6">Create document</text:span></text:p>
            <text:p>- Click on<text:span text:style-name="T6"> New Content</text:span> icon in action bar or right click on the main pane</text:p>
            <text:p>- Select type of document :<text:span text:style-name="T6"> File</text:span></text:p>
            <text:p>- Put name for document and other required fields</text:p>
            <text:p>- Click<text:span text:style-name="T6"> </text:span><text:span text:style-name="T9">Save &amp; Close</text:span><text:span text:style-name="T6"> </text:span></text:p>
            <text:p><text:span text:style-name="T6">Edit Document</text:span></text:p>
            <text:p>- Open the document</text:p>
            <text:p>- Click <text:span text:style-name="T6">Edit </text:span>on action bar, perform to edit it</text:p>
            <text:p>- Click Save &amp; Close </text:p>
            <text:p><text:span text:style-name="T6">Delete Document</text:span></text:p>
            <text:p>- Right click on document, and choose <text:span text:style-name="T6">Delete </text:span></text:p>
            <text:p>- Click OK</text:p>
            <text:p/>
          </table:table-cell>
          <table:table-cell table:style-name="ce52" office:value-type="string">
            <text:p>File is Created/Edited/Deleted successfully</text:p>
          </table:table-cell>
          <table:table-cell office:value-type="string">
            <text:p>High</text:p>
          </table:table-cell>
          <table:table-cell table:style-name="ce105">
            <text:p>maamoun.soltani</text:p>
          </table:table-cell>
          <table:table-cell table:style-name="ce105" table:number-columns-repeated="2"/>
          <table:table-cell table:number-columns-repeated="243"/>
        </table:table-row>
        <table:table-row table:style-name="ro16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ECMS_DMS_DOC_03</text:p>
          </table:table-cell>
          <table:table-cell office:value-type="float" office:value="1">
            <text:p>1.00</text:p>
          </table:table-cell>
          <table:table-cell office:value-type="string">
            <text:p>ECMS\DMS\Create\Document\Free_Layout</text:p>
          </table:table-cell>
          <table:table-cell table:style-name="ce78" office:value-type="string">
            <text:p>Create/edit/delete <text:s/>Free layout Webcontent document</text:p>
          </table:table-cell>
          <table:table-cell table:style-name="ce78" office:value-type="string">
            <text:p>Step 1: Create/edit/delete <text:s/>Free layout Webcontent document</text:p>
          </table:table-cell>
          <table:table-cell table:style-name="ce52" office:value-type="string">
            <text:p><text:span text:style-name="T6">Create Free layout webcontent</text:span></text:p>
            <text:p>- Click on <text:span text:style-name="T6">New Content</text:span> icon in action bar or right click on the main pane</text:p>
            <text:p>- Select type of document: Free layout webcontent</text:p>
            <text:p>- Put name for document and other required fields</text:p>
            <text:p>- Click Save &amp; Close </text:p>
            <text:p><text:span text:style-name="T6">Edit Free layout webcontent</text:span></text:p>
            <text:p>- Open the document</text:p>
            <text:p>- Click<text:span text:style-name="T6"> Edit</text:span> on action bar, perform to edit it</text:p>
            <text:p>- Click Save &amp; Close </text:p>
            <text:p><text:span text:style-name="T6">Delete Free layout webcontent</text:span></text:p>
            <text:p>- Right click on document, and choose <text:span text:style-name="T6">Delete </text:span></text:p>
            <text:p>- Click OK</text:p>
          </table:table-cell>
          <table:table-cell table:style-name="ce52" office:value-type="string">
            <text:p>The <text:span text:style-name="T23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05">
            <text:p>maamoun.soltani</text:p>
          </table:table-cell>
          <table:table-cell table:style-name="ce105" table:number-columns-repeated="2"/>
          <table:table-cell table:number-columns-repeated="243"/>
        </table:table-row>
        <table:table-row table:style-name="ro26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ECMS_DMS_UPL_01</text:p>
          </table:table-cell>
          <table:table-cell office:value-type="float" office:value="1">
            <text:p>1.00</text:p>
          </table:table-cell>
          <table:table-cell office:value-type="string">
            <text:p>ECMS\DMS\Upload_File</text:p>
          </table:table-cell>
          <table:table-cell table:style-name="ce78" office:value-type="string">
            <text:p>Upload a file</text:p>
          </table:table-cell>
          <table:table-cell table:style-name="ce78" office:value-type="string">
            <text:p>Step 1: Upload a file</text:p>
          </table:table-cell>
          <table:table-cell table:style-name="ce52" office:value-type="string">
            <text:p><text:span text:style-name="T5">- Click on </text:span><text:span text:style-name="T6">Upload</text:span><text:span text:style-name="T5"> icon on action bar or right 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05">
            <text:p>maamoun.soltani</text:p>
          </table:table-cell>
          <table:table-cell table:style-name="ce105" table:number-columns-repeated="2"/>
          <table:table-cell table:number-columns-repeated="243"/>
        </table:table-row>
        <table:table-row table:style-name="ro11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ECMS_DMS_ACT_01</text:p>
          </table:table-cell>
          <table:table-cell office:value-type="float" office:value="1">
            <text:p>1.00</text:p>
          </table:table-cell>
          <table:table-cell office:value-type="string">
            <text:p>ECMS\DMS\Action\Copy_Paste</text:p>
          </table:table-cell>
          <table:table-cell table:style-name="ce78" office:value-type="string">
            <text:p>Copy/paste a node</text:p>
          </table:table-cell>
          <table:table-cell table:style-name="ce78" office:value-type="string">
            <text:p>Step 1: Copy/paste a node</text:p>
          </table:table-cell>
          <table:table-cell table:style-name="ce73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5">
            <text:p>maamoun.soltani</text:p>
          </table:table-cell>
          <table:table-cell table:style-name="ce105" table:number-columns-repeated="2"/>
          <table:table-cell table:number-columns-repeated="243"/>
        </table:table-row>
        <table:table-row table:style-name="ro11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ECMS_DMS_ACT_02</text:p>
          </table:table-cell>
          <table:table-cell office:value-type="float" office:value="1">
            <text:p>1.00</text:p>
          </table:table-cell>
          <table:table-cell office:value-type="string">
            <text:p>ECMS\DMS\Action\Cut_Paste</text:p>
          </table:table-cell>
          <table:table-cell table:style-name="ce78" office:value-type="string">
            <text:p>Cut/paste a node</text:p>
          </table:table-cell>
          <table:table-cell table:style-name="ce78" office:value-type="string">
            <text:p>Step 1: Cut/paste a node</text:p>
          </table:table-cell>
          <table:table-cell table:style-name="ce73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5">
            <text:p>maamoun.soltani</text:p>
          </table:table-cell>
          <table:table-cell table:style-name="ce105" table:number-columns-repeated="2"/>
          <table:table-cell table:number-columns-repeated="243"/>
        </table:table-row>
        <table:table-row table:style-name="ro27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ECMS_DMS_ACT_03</text:p>
          </table:table-cell>
          <table:table-cell office:value-type="float" office:value="1">
            <text:p>1.00</text:p>
          </table:table-cell>
          <table:table-cell office:value-type="string">
            <text:p>ECMS\DMS\Action\Lock</text:p>
          </table:table-cell>
          <table:table-cell table:style-name="ce78" office:value-type="string">
            <text:p>Lock/Unlock a node</text:p>
          </table:table-cell>
          <table:table-cell table:style-name="ce78" office:value-type="string">
            <text:p>Step 1: Lock/Unlock a node</text:p>
          </table:table-cell>
          <table:table-cell table:style-name="ce89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52" office:value-type="string">
            <text:p>- Node is locked. Node has <text:span text:style-name="T6">Lock</text:span> icon on it. Other users cannot do any action with this node.</text:p>
            <text:p>- Node is unlocked. Node does not have L<text:span text:style-name="T6">ock</text:span> icon <text:span text:style-name="T9">any more.</text:span> Other users can do any action with this node.</text:p>
          </table:table-cell>
          <table:table-cell office:value-type="string">
            <text:p>High</text:p>
          </table:table-cell>
          <table:table-cell table:style-name="ce105">
            <text:p>maamoun.soltani</text:p>
          </table:table-cell>
          <table:table-cell table:style-name="ce105" table:number-columns-repeated="2"/>
          <table:table-cell table:number-columns-repeated="243"/>
        </table:table-row>
        <table:table-row table:style-name="ro2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ECMS_DMS_ACT_04</text:p>
          </table:table-cell>
          <table:table-cell office:value-type="float" office:value="1">
            <text:p>1.00</text:p>
          </table:table-cell>
          <table:table-cell office:value-type="string">
            <text:p>ECMS\DMS\Action\Rename</text:p>
          </table:table-cell>
          <table:table-cell table:style-name="ce78" office:value-type="string">
            <text:p>Rename/Title for a node</text:p>
          </table:table-cell>
          <table:table-cell table:style-name="ce78" office:value-type="string">
            <text:p>Step 1: Rename/Title for a node</text:p>
          </table:table-cell>
          <table:table-cell table:style-name="ce89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05">
            <text:p>maamoun.soltani</text:p>
          </table:table-cell>
          <table:table-cell table:style-name="ce105" table:number-columns-repeated="2"/>
          <table:table-cell table:number-columns-repeated="243"/>
        </table:table-row>
        <table:table-row table:style-name="ro17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ECMS_DMS_ACT_05</text:p>
          </table:table-cell>
          <table:table-cell office:value-type="float" office:value="1">
            <text:p>1.00</text:p>
          </table:table-cell>
          <table:table-cell office:value-type="string">
            <text:p>ECMS\DMS\Action\Symlink</text:p>
          </table:table-cell>
          <table:table-cell table:style-name="ce78" office:value-type="string">
            <text:p>Add symlink for node</text:p>
          </table:table-cell>
          <table:table-cell table:style-name="ce78" office:value-type="string">
            <text:p>Step 1: Add symlink for node</text:p>
          </table:table-cell>
          <table:table-cell table:style-name="ce73" office:value-type="string">
            <text:p>- Select a node</text:p>
            <text:p>- Click <text:span text:style-name="T6">Add Symlink</text:span> icon on action bar or right click on the main pane</text:p>
            <text:p>- Select a node to add symlink</text:p>
            <text:p>- Click Save</text:p>
          </table:table-cell>
          <table:table-cell table:style-name="ce52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05">
            <text:p>maamoun.soltani</text:p>
          </table:table-cell>
          <table:table-cell table:style-name="ce105" table:number-columns-repeated="2"/>
          <table:table-cell table:number-columns-repeated="243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ECMS_DMS_ACT_06</text:p>
          </table:table-cell>
          <table:table-cell office:value-type="float" office:value="1">
            <text:p>1.00</text:p>
          </table:table-cell>
          <table:table-cell office:value-type="string">
            <text:p>ECMS\DMS\Action\WebDAV\Create</text:p>
          </table:table-cell>
          <table:table-cell table:style-name="ce79" office:value-type="string">
            <text:p>Download and Allow Edition</text:p>
          </table:table-cell>
          <table:table-cell table:style-name="ce79" office:value-type="string">
            <text:p>Step 1: Download and Allow Edition</text:p>
          </table:table-cell>
          <table:table-cell table:style-name="ce90" office:value-type="string">
            <text:p><text:span text:style-name="T21">- Go to a driver</text:span></text:p>
            <text:p><text:span text:style-name="T21">- Right click on a node and choose </text:span><text:span text:style-name="T6">Download and Allow Edition</text:span></text:p>
          </table:table-cell>
          <table:table-cell table:style-name="ce52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ECMS_DMS_ACT_07</text:p>
          </table:table-cell>
          <table:table-cell office:value-type="float" office:value="1">
            <text:p>1.00</text:p>
          </table:table-cell>
          <table:table-cell office:value-type="string">
            <text:p>ECMS\DMS\Action\WebDAV\Action</text:p>
          </table:table-cell>
          <table:table-cell table:style-name="ce79" office:value-type="string">
            <text:p>Manage Actions on WebDAV</text:p>
          </table:table-cell>
          <table:table-cell table:style-name="ce79" office:value-type="string">
            <text:p>Step 1: Manage Actions on WebDAV</text:p>
          </table:table-cell>
          <table:table-cell table:style-name="ce91" office:value-type="string">
            <text:p>- Create a new Network Place with <text:span text:style-name="T22">network address is the path of a folder (</text:span><text:span text:style-name="T22"><text:a xlink:href="http://localhost:8080/portal/rest/private/jcr/repository/collaboration/sites">http://localhost:8080/portal/rest/private/jcr/repository/collaboration/sites</text:a></text:span><text:span text:style-name="T22">)</text:span></text:p>
          </table:table-cell>
          <table:table-cell table:style-name="ce52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ECMS_DMS_ACT_08</text:p>
          </table:table-cell>
          <table:table-cell office:value-type="float" office:value="1">
            <text:p>1.00</text:p>
          </table:table-cell>
          <table:table-cell office:value-type="string">
            <text:p>ECMS\DMS\Action\Drag_Drop</text:p>
          </table:table-cell>
          <table:table-cell table:style-name="ce78" office:value-type="string">
            <text:p>Drag and drop node</text:p>
          </table:table-cell>
          <table:table-cell table:style-name="ce78" office:value-type="string">
            <text:p>Step 1: Drag and drop node</text:p>
          </table:table-cell>
          <table:table-cell table:style-name="ce73" office:value-type="string">
            <text:p><text:span text:style-name="T21">- Create 2 nodes</text:span></text:p>
            <text:p><text:span text:style-name="T21">- Perform to drag a node and drop to another</text:span></text:p>
          </table:table-cell>
          <table:table-cell table:style-name="ce52" office:value-type="string">
            <text:p>Drag and drop node successfully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9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ECMS_DMS_COL_01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rivate</text:p>
          </table:table-cell>
          <table:table-cell table:style-name="ce80" office:value-type="string">
            <text:p>Manage Private tag (Add/Edit/Delete)</text:p>
          </table:table-cell>
          <table:table-cell table:style-name="ce80" office:value-type="string">
            <text:p>Step 1: Manage Private tag (Add/Edit/Delete)</text:p>
          </table:table-cell>
          <table:table-cell table:style-name="ce92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3">Click Tag cloud on side bar</text:span></text:p>
            <text:p><text:span text:style-name="T23">- Click Edit private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ECMS_DMS_COL_02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ublic</text:p>
          </table:table-cell>
          <table:table-cell table:style-name="ce80" office:value-type="string">
            <text:p>Manage Public tag (Add/Edit/Delete) </text:p>
          </table:table-cell>
          <table:table-cell table:style-name="ce80" office:value-type="string">
            <text:p>Step 1: Manage Public tag (Add/Edit/Delete) </text:p>
          </table:table-cell>
          <table:table-cell table:style-name="ce92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Edit icon of tag</text:span></text:p>
            <text:p><text:span text:style-name="T23">- Change name</text:span></text:p>
            <text:p><text:span text:style-name="T23">- Click Save</text:span></text:p>
            <text:p><text:span text:style-name="T8">Delete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ECMS_DMS_COL_03</text:p>
          </table:table-cell>
          <table:table-cell office:value-type="float" office:value="1">
            <text:p>1.00</text:p>
          </table:table-cell>
          <table:table-cell office:value-type="string">
            <text:p>ECMS\DMS\Collaboration\Language</text:p>
          </table:table-cell>
          <table:table-cell table:style-name="ce81" office:value-type="string">
            <text:p>Add language for document/uploaded file</text:p>
          </table:table-cell>
          <table:table-cell table:style-name="ce81" office:value-type="string">
            <text:p>Step 1: Add language for document/uploaded file</text:p>
          </table:table-cell>
          <table:table-cell table:style-name="ce93" office:value-type="string">
            <text:p><text:s/><text:span text:style-name="T5">- Select a document or uploaded file</text:span></text:p>
            <text:p><text:span text:style-name="T5">- Click on </text:span><text:span text:style-name="T6">Add/Edit Localised Content</text:span><text:span text:style-name="T5"> icon in 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52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8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ECMS_DMS_COL_04</text:p>
          </table:table-cell>
          <table:table-cell office:value-type="float" office:value="1">
            <text:p>1.00</text:p>
          </table:table-cell>
          <table:table-cell office:value-type="string">
            <text:p>ECMS\DMS\Collaboration\Vote</text:p>
          </table:table-cell>
          <table:table-cell table:style-name="ce81" office:value-type="string">
            <text:p>Vote for document/uploaded file</text:p>
          </table:table-cell>
          <table:table-cell table:style-name="ce81" office:value-type="string">
            <text:p>Step 1: Vote for document/uploaded file</text:p>
          </table:table-cell>
          <table:table-cell table:style-name="ce93" office:value-type="string">
            <text:p>- Create a document or upload a file</text:p>
            <text:p>- Select this node</text:p>
            <text:p>- Click on <text:span text:style-name="T6">Vote</text:span> icon on action bar, perform to vote</text:p>
          </table:table-cell>
          <table:table-cell table:style-name="ce52" office:value-type="string">
            <text:p>The node is voted </text:p>
          </table:table-cell>
          <table:table-cell office:value-type="string">
            <text:p>Medium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15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ECMS_DMS_COL_05</text:p>
          </table:table-cell>
          <table:table-cell office:value-type="float" office:value="1">
            <text:p>1.00</text:p>
          </table:table-cell>
          <table:table-cell office:value-type="string">
            <text:p>ECMS\DMS\Collaboration\Comment</text:p>
          </table:table-cell>
          <table:table-cell table:style-name="ce81" office:value-type="string">
            <text:p>Manage Comment (Add/Edit/Delete)</text:p>
          </table:table-cell>
          <table:table-cell table:style-name="ce81" office:value-type="string">
            <text:p>Step 1: Manage Comment (Add/Edit/Delete)</text:p>
          </table:table-cell>
          <table:table-cell table:style-name="ce94" office:value-type="string">
            <text:p>Add a comment</text:p>
            <text:p><text:span text:style-name="T5">- Select a document or uploaded file</text:span></text:p>
            <text:p><text:span text:style-name="T5">- Click on </text:span><text:span text:style-name="T6">Comment</text:span><text:span text:style-name="T5"> icon in the action 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edit, click Save</text:span></text:p>
            <text:p><text:span text:style-name="T6">Delete a comment</text:span></text:p>
            <text:p><text:span text:style-name="T9">- Show the comment, click on Delete icon ,click OK</text:span></text:p>
          </table:table-cell>
          <table:table-cell table:style-name="ce52" office:value-type="string">
            <text:p>You can see the comment at the bottom of document/uploaded file.</text:p>
            <text:p>Comment is edited/ deleted</text:p>
          </table:table-cell>
          <table:table-cell office:value-type="string">
            <text:p>Medium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ECMS_DMS_ADI_01</text:p>
          </table:table-cell>
          <table:table-cell office:value-type="float" office:value="1">
            <text:p>1.00</text:p>
          </table:table-cell>
          <table:table-cell office:value-type="string">
            <text:p>ECMS\DMS\Admin\Publication</text:p>
          </table:table-cell>
          <table:table-cell table:style-name="ce78" office:value-type="string">
            <text:p>Manage Publication</text:p>
          </table:table-cell>
          <table:table-cell table:style-name="ce78" office:value-type="string">
            <text:p>Step 1: Manage Publication</text:p>
          </table:table-cell>
          <table:table-cell table:style-name="ce95" office:value-type="string">
            <text:p><text:span text:style-name="T9">- Select a document/Uploaded file</text:span></text:p>
            <text:p><text:span text:style-name="T9">- Click on </text:span><text:span text:style-name="T6">Publications</text:span><text:span text:style-name="T9"> icon in the 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4">- Click </text:span><text:span text:style-name="T6">Save</text:span></text:p>
            <text:p><text:span text:style-name="T25"/></text:p>
            <text:p><text:span text:style-name="T25"/></text:p>
          </table:table-cell>
          <table:table-cell table:style-name="ce97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7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ECMS_DMS_ADI_02</text:p>
          </table:table-cell>
          <table:table-cell office:value-type="float" office:value="1">
            <text:p>1.00</text:p>
          </table:table-cell>
          <table:table-cell office:value-type="string">
            <text:p>ECMS\DMS\Admin\Category</text:p>
          </table:table-cell>
          <table:table-cell table:style-name="ce79" office:value-type="string">
            <text:p>Manage Category (Add/Delete)</text:p>
          </table:table-cell>
          <table:table-cell table:style-name="ce79" office:value-type="string">
            <text:p>Step 1: Manage Category (Add/Delete)</text:p>
          </table:table-cell>
          <table:table-cell table:style-name="ce96" office:value-type="string">
            <text:p>Add category for node</text:p>
            <text:p><text:span text:style-name="T9">- Select a document/Uploaded file</text:span></text:p>
            <text:p><text:span text:style-name="T9">- Click on </text:span><text:span text:style-name="T6">Categories</text:span><text:span text:style-name="T9"> icon in the action bar</text:span></text:p>
            <text:p><text:span text:style-name="T9">- Select category to add for document/Uploaded file</text:span></text:p>
            <text:p><text:span text:style-name="T25">Delete category</text:span></text:p>
            <text:p><text:span text:style-name="T9">- Click on corresponding Delete icon of category</text:span></text:p>
          </table:table-cell>
          <table:table-cell table:style-name="ce102" office:value-type="string">
            <text:p>Document/uploaded file is added category.</text:p>
            <text:p>- Document/uploaded file is not added category.</text:p>
          </table:table-cell>
          <table:table-cell table:style-name="ce52" office:value-type="string">
            <text:p>Medium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ECMS_DMS_ADI_03</text:p>
          </table:table-cell>
          <table:table-cell office:value-type="float" office:value="1">
            <text:p>1.00</text:p>
          </table:table-cell>
          <table:table-cell office:value-type="string">
            <text:p>ECMS\DMS\Admin\Relation</text:p>
          </table:table-cell>
          <table:table-cell table:style-name="ce79" office:value-type="string">
            <text:p>Manage Relation (Add/Delete/Show/Hide)</text:p>
          </table:table-cell>
          <table:table-cell table:style-name="ce79" office:value-type="string">
            <text:p>Step 1: Manage Relation (Add/Delete/Show/Hide)</text:p>
          </table:table-cell>
          <table:table-cell table:style-name="ce52" office:value-type="string">
            <text:p><text:span text:style-name="T6">Add Relation</text:span></text:p>
            <text:p><text:span text:style-name="T5">- Select a node</text:span></text:p>
            <text:p><text:span text:style-name="T5">- Click on </text:span><text:span text:style-name="T6">Relations</text:span><text:span text:style-name="T5"> icon in the action bar</text:span></text:p>
            <text:p><text:span text:style-name="T5">- Go to Select Relation tab</text:span></text:p>
            <text:p><text:span text:style-name="T5">- Select document to add relation for document/uploaded file</text:span></text:p>
            <text:p><text:span text:style-name="T8">Show Relation</text:span></text:p>
            <text:p><text:span text:style-name="T23">- Select the node which Is added relation</text:span></text:p>
            <text:p><text:span text:style-name="T7">- Click Show/Hide Relations icon on action bar</text:span></text:p>
            <text:p><text:span text:style-name="T8">Hide Relation</text:span></text:p>
            <text:p><text:span text:style-name="T7">- Click Show/Hide Relations icon on action bar again</text:span></text:p>
            <text:p><text:span text:style-name="T8">Delete relation</text:span></text:p>
            <text:p><text:span text:style-name="T19">- Go to Manage relation list tab</text:span></text:p>
            <text:p><text:span text:style-name="T19">- Click on corresponding Delete icon of Relation </text:span></text:p>
          </table:table-cell>
          <table:table-cell table:style-name="ce52" office:value-type="string">
            <text:p>Node is added /Delete relation</text:p>
            <text:p>Relation of Node is shown/hidden </text:p>
          </table:table-cell>
          <table:table-cell table:style-name="ce52" office:value-type="string">
            <text:p>Medium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3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ECMS_DMS_ADI_04</text:p>
          </table:table-cell>
          <table:table-cell office:value-type="float" office:value="1">
            <text:p>1.00</text:p>
          </table:table-cell>
          <table:table-cell office:value-type="string">
            <text:p>ECMS\DMS\Admin\Node_Property</text:p>
          </table:table-cell>
          <table:table-cell table:style-name="ce78" office:value-type="string">
            <text:p>View Node Properties</text:p>
          </table:table-cell>
          <table:table-cell table:style-name="ce78" office:value-type="string">
            <text:p>Step 1: View Node Properties</text:p>
          </table:table-cell>
          <table:table-cell table:style-name="ce85" office:value-type="string">
            <text:p><text:span text:style-name="T6">View node properties</text:span></text:p>
            <text:p><text:span text:style-name="T21">- Create a node</text:span></text:p>
            <text:p><text:span text:style-name="T21">- Select this node</text:span></text:p>
            <text:p><text:span text:style-name="T21">- Click on </text:span><text:span text:style-name="T6">Properties</text:span><text:span text:style-name="T21">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52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30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ECMS_DMS_ADI_05</text:p>
          </table:table-cell>
          <table:table-cell office:value-type="float" office:value="1">
            <text:p>1.00</text:p>
          </table:table-cell>
          <table:table-cell office:value-type="string">
            <text:p>ECMS\DMS\Admin\Export_Import</text:p>
          </table:table-cell>
          <table:table-cell table:style-name="ce78" office:value-type="string">
            <text:p>Export /Import node</text:p>
          </table:table-cell>
          <table:table-cell table:style-name="ce78" office:value-type="string">
            <text:p>Step 1: Export /Import node</text:p>
          </table:table-cell>
          <table:table-cell table:style-name="ce97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52" office:value-type="string">
            <text:p>- Node is exported successfully</text:p>
            <text:p>- Node is imported in destination path</text:p>
          </table:table-cell>
          <table:table-cell office:value-type="string">
            <text:p>Medium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30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ECMS_DMS_INF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Info\Permission</text:p>
          </table:table-cell>
          <table:table-cell table:style-name="ce82" office:value-type="string">
            <text:p>Manage Permission(Add/Edit/Delete)</text:p>
          </table:table-cell>
          <table:table-cell table:style-name="ce82" office:value-type="string">
            <text:p>Step 1: Manage Permission(Add/Edit/Delete)</text:p>
          </table:table-cell>
          <table:table-cell table:style-name="ce73" office:value-type="string">
            <text:p><text:span text:style-name="T5">- Select 1 node</text:span></text:p>
            <text:p><text:span text:style-name="T5">- Click on </text:span><text:span text:style-name="T6">Permissions</text:span><text:span text:style-name="T5">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user/group</text:span></text:p>
            <text:p><text:span text:style-name="T9">- Click ok</text:span></text:p>
          </table:table-cell>
          <table:table-cell table:style-name="ce52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2"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8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ECMS_DMS_INF_02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Info\Metadata</text:p>
          </table:table-cell>
          <table:table-cell table:style-name="ce83" office:value-type="string">
            <text:p>View metadata</text:p>
          </table:table-cell>
          <table:table-cell table:style-name="ce83" office:value-type="string">
            <text:p>Step 1: View metadata</text:p>
          </table:table-cell>
          <table:table-cell table:style-name="ce73" office:value-type="string">
            <text:p>- Perform <text:s/>upload a file</text:p>
            <text:p>- Select it </text:p>
            <text:p>- Click <text:span text:style-name="T6">Metadata</text:span></text:p>
          </table:table-cell>
          <table:table-cell table:style-name="ce52" office:value-type="string">
            <text:p>View matadata form is shown</text:p>
          </table:table-cell>
          <table:table-cell table:style-name="ce52" office:value-type="string">
            <text:p>Low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17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office:value-type="string">
            <text:p>SNF_ECMS_DMS_SER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Simple</text:p>
          </table:table-cell>
          <table:table-cell table:style-name="ce84" office:value-type="string">
            <text:p>Simple Search</text:p>
          </table:table-cell>
          <table:table-cell table:style-name="ce84" office:value-type="string">
            <text:p>Step 1: Simple Search</text:p>
          </table:table-cell>
          <table:table-cell table:style-name="ce52" office:value-type="string">
            <text:p><text:span text:style-name="T5">- Go to Content Explorer</text:span></text:p>
            <text:p><text:span text:style-name="T5">- Input keyword into Search field above action bar</text:span></text:p>
            <text:p><text:span text:style-name="T5">- Click </text:span><text:span text:style-name="T6">Quick Search </text:span><text:span text:style-name="T9">or press Enter</text:span></text:p>
            <text:p><text:span text:style-name="T5"/></text:p>
            <text:p><text:span text:style-name="T5"/></text:p>
          </table:table-cell>
          <table:table-cell table:style-name="ce52" office:value-type="string">
            <text:p>The result appears</text:p>
          </table:table-cell>
          <table:table-cell office:value-type="string">
            <text:p>Medium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office:value-type="string">
            <text:p>SNF_ECMS_DMS_SER_02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Advanced</text:p>
          </table:table-cell>
          <table:table-cell table:style-name="ce84" office:value-type="string">
            <text:p>Advanced search</text:p>
          </table:table-cell>
          <table:table-cell table:style-name="ce84" office:value-type="string">
            <text:p>Step 1: Advanced search</text:p>
          </table:table-cell>
          <table:table-cell table:style-name="ce98" office:value-type="string">
            <text:p><text:span text:style-name="T26">Search </text:span></text:p>
            <text:p><text:span text:style-name="T27">- Click Saved Searched icon on action bar</text:span></text:p>
            <text:p><text:span text:style-name="T27">- Click Advanced Search icon</text:span></text:p>
            <text:p><text:span text:style-name="T27">- Choose Constraint and fill value to search, click Add </text:span></text:p>
            <text:p><text:span text:style-name="T27">- Click </text:span><text:span text:style-name="T26">Search</text:span><text:span text:style-name="T27"> button</text:span></text:p>
            <text:p><text:span text:style-name="T28"/></text:p>
          </table:table-cell>
          <table:table-cell table:style-name="ce52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5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office:value-type="string">
            <text:p>SNF_ECMS_DMS_SER_03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Query</text:p>
          </table:table-cell>
          <table:table-cell table:style-name="ce84" office:value-type="string">
            <text:p>Manage query in Advanced search</text:p>
          </table:table-cell>
          <table:table-cell table:style-name="ce84" office:value-type="string">
            <text:p>Step 1: Manage query in Advanced search</text:p>
          </table:table-cell>
          <table:table-cell table:style-name="ce98" office:value-type="string">
            <text:p><text:span text:style-name="T8">Create a query</text:span></text:p>
            <text:p><text:span text:style-name="T23">- Go to New query tab</text:span></text:p>
            <text:p><text:span text:style-name="T23">- Perform to create a query</text:span></text:p>
            <text:p><text:span text:style-name="T8">Execute a existed query</text:span></text:p>
            <text:p><text:span text:style-name="T23">- Go to Saved query</text:span></text:p>
            <text:p><text:span text:style-name="T23">- Click Execute icon of a saved query</text:span></text:p>
            <text:p><text:span text:style-name="T8">Edit Query</text:span></text:p>
            <text:p><text:span text:style-name="T23">- Go to Saved query</text:span></text:p>
            <text:p><text:span text:style-name="T23">- Click on corresponding Edit icon of a query</text:span></text:p>
            <text:p><text:span text:style-name="T23">- Perform to edit the query</text:span></text:p>
            <text:p><text:span text:style-name="T8">Delete Query</text:span></text:p>
            <text:p><text:span text:style-name="T23">- Go to Saved query</text:span></text:p>
            <text:p><text:span text:style-name="T23">- Click on corresponding Delete icon of a query</text:span></text:p>
            <text:p><text:span text:style-name="T23">- Click OK</text:span></text:p>
          </table:table-cell>
          <table:table-cell table:style-name="ce52" office:value-type="string">
            <text:p>Query is created/edited/executed/Deleted successfully</text:p>
          </table:table-cell>
          <table:table-cell office:value-type="string">
            <text:p>Medium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1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office:value-type="string">
            <text:p>SNF_ECMS_DMS_SET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tting\Browsing_Preferences</text:p>
          </table:table-cell>
          <table:table-cell table:style-name="ce85" office:value-type="string">
            <text:p>Set up browsing Preferences</text:p>
          </table:table-cell>
          <table:table-cell table:style-name="ce85" office:value-type="string">
            <text:p>Step 1: Set up browsing Preferences</text:p>
          </table:table-cell>
          <table:table-cell table:style-name="ce73" office:value-type="string">
            <text:p>- Go to a driver</text:p>
            <text:p>- Click on “Set up your browsing preferences” icon (wheel icon on the top right of action bar)</text:p>
            <text:p>- Perform to set up</text:p>
            <text:p>- Click Save </text:p>
          </table:table-cell>
          <table:table-cell table:style-name="ce52" office:value-type="string">
            <text:p>New Displaying is shown directly</text:p>
          </table:table-cell>
          <table:table-cell office:value-type="string">
            <text:p>Medium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office:value-type="string">
            <text:p>SNF_ECMS_DMS_CLB_01</text:p>
          </table:table-cell>
          <table:table-cell office:value-type="float" office:value="1">
            <text:p>1.00</text:p>
          </table:table-cell>
          <table:table-cell office:value-type="string">
            <text:p>ECMS\DMS\Clipboard</text:p>
          </table:table-cell>
          <table:table-cell table:style-name="ce84" office:value-type="string">
            <text:p>Manage Clipboard (Paste/Delete)</text:p>
          </table:table-cell>
          <table:table-cell table:style-name="ce84" office:value-type="string">
            <text:p>Step 1: Manage Clipboard (Paste/Delete)</text:p>
          </table:table-cell>
          <table:table-cell table:style-name="ce73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52" office:value-type="string">
            <text:p>Clipboard pane is shown . You can cut/copy a node to selected node. When delete a action (copy/cut) the action will be not shown any more at Clipboard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5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office:value-type="string">
            <text:p>SNF_ECMS_DMS_ADM_01</text:p>
          </table:table-cell>
          <table:table-cell office:value-type="float" office:value="1">
            <text:p>1.00</text:p>
          </table:table-cell>
          <table:table-cell office:value-type="string">
            <text:p>ECMS\DMS\ADM\Tags</text:p>
          </table:table-cell>
          <table:table-cell table:style-name="ce86" office:value-type="string">
            <text:p>Manage Tags (Add/Edit/Delete)</text:p>
          </table:table-cell>
          <table:table-cell table:style-name="ce86" office:value-type="string">
            <text:p>Step 1: Manage Tags (Add/Edit/Delete)</text:p>
          </table:table-cell>
          <table:table-cell table:style-name="ce99" office:value-type="string">
            <text:p><text:span text:style-name="T4">Create new Tag</text:span></text:p>
            <text:p><text:span text:style-name="T23">- Go to </text:span><text:span text:style-name="T8">Content Administration/Categories&amp;Tags/Manage Tags</text:span></text:p>
            <text:p><text:span text:style-name="T23">- Click on</text:span><text:span text:style-name="T8"> Add Style</text:span><text:span text:style-name="T23"> button </text:span></text:p>
            <text:p><text:span text:style-name="T23">- Input required field</text:span></text:p>
            <text:p><text:span text:style-name="T23">- Click Update</text:span></text:p>
            <text:p><text:span text:style-name="T4">Edit a tag</text:span></text:p>
            <text:p><text:span text:style-name="T5">- Click corresponding Edit icon <text:s/>with Tag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9">- Click corresponding Delete icon <text:s/>with Tag you want to delete</text:span></text:p>
            <text:p><text:span text:style-name="T29">- Click OK</text:span></text:p>
          </table:table-cell>
          <table:table-cell office:value-type="string">
            <text:p>Tag is Created/Edited/Deleted</text:p>
          </table:table-cell>
          <table:table-cell office:value-type="string">
            <text:p>Low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office:value-type="string">
            <text:p>SNF_ECMS_DMS_ADM_02</text:p>
          </table:table-cell>
          <table:table-cell office:value-type="float" office:value="1">
            <text:p>1.00</text:p>
          </table:table-cell>
          <table:table-cell office:value-type="string">
            <text:p>ECMS\DMS\ADM\Categories</text:p>
          </table:table-cell>
          <table:table-cell table:style-name="ce86" office:value-type="string">
            <text:p>Manage Categories (Add/Edit/Delete)</text:p>
          </table:table-cell>
          <table:table-cell table:style-name="ce86" office:value-type="string">
            <text:p>Step 1: Manage Categories (Add/Edit/Delete)</text:p>
          </table:table-cell>
          <table:table-cell table:style-name="ce72" office:value-type="string">
            <text:p><text:span text:style-name="T6">Create new Category tree</text:span></text:p>
            <text:p><text:span text:style-name="T23">- Go to </text:span><text:span text:style-name="T8">Content Administration/Categories&amp;Tags/Manage Categories</text:span></text:p>
            <text:p><text:span text:style-name="T23">- Click on </text:span><text:span text:style-name="T8">Add Category Tree</text:span><text:span text:style-name="T23"> button</text:span></text:p>
            <text:p><text:span text:style-name="T23">- Input required field</text:span></text:p>
            <text:p>- Add/copy/cut/paste/delete category in category tree</text:p>
            <text:p><text:span text:style-name="T6">Edit The Category tree</text:span></text:p>
            <text:p><text:span text:style-name="T29">- Click Edit icon corresponding with </text:span><text:span text:style-name="T23">Category tree</text:span><text:span text:style-name="T29"> you want to edit</text:span></text:p>
            <text:p><text:span text:style-name="T29">- Perform to edit</text:span></text:p>
            <text:p><text:span text:style-name="T8">Delete Category tree</text:span></text:p>
            <text:p><text:span text:style-name="T29">- Click corresponding Delete icon <text:s/>with </text:span><text:span text:style-name="T23">Category tree</text:span><text:span text:style-name="T29"> you want to edit</text:span></text:p>
            <text:p><text:span text:style-name="T29">- Click OK</text:span></text:p>
          </table:table-cell>
          <table:table-cell table:style-name="ce72" office:value-type="string">
            <text:p>The <text:span text:style-name="T9">Category</text:span> is created/edited/deleted successfully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19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office:value-type="string">
            <text:p>SNF_ECMS_DMS_ADM_03</text:p>
          </table:table-cell>
          <table:table-cell office:value-type="float" office:value="1">
            <text:p>1.00</text:p>
          </table:table-cell>
          <table:table-cell office:value-type="string">
            <text:p>ECMS\DMS\ADM\Template</text:p>
          </table:table-cell>
          <table:table-cell table:style-name="ce86" office:value-type="string">
            <text:p>Manage Template(Add/Edit/Delete)</text:p>
          </table:table-cell>
          <table:table-cell table:style-name="ce86" office:value-type="string">
            <text:p>Step 1: Manage Template(Add/Edit/Delete)</text:p>
          </table:table-cell>
          <table:table-cell table:style-name="ce99" office:value-type="string">
            <text:p><text:span text:style-name="T4">Create new template when put valid value in fields</text:span></text:p>
            <text:p><text:span text:style-name="T23">- Go to </text:span><text:span text:style-name="T8">Content Administration/Content 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you want to edit</text:span></text:p>
            <text:p><text:span text:style-name="T9">- Perform to edit the template</text:span></text:p>
            <text:p><text:span text:style-name="T9">- Click Save button</text:span></text:p>
            <text:p><text:span text:style-name="T6">Delete Template</text:span></text:p>
            <text:p><text:span text:style-name="T23">- Click on corresponding Delete icon of template you want to delete</text:span></text:p>
            <text:p><text:span text:style-name="T23">- Click OK</text:span></text:p>
          </table:table-cell>
          <table:table-cell office:value-type="string">
            <text:p>- A new template is created successfully</text:p>
            <text:p>- Template is edited</text:p>
            <text:p><text:span text:style-name="T30">- Template is deleted</text:span></text:p>
          </table:table-cell>
          <table:table-cell office:value-type="string">
            <text:p>Medium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16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office:value-type="string">
            <text:p>SNF_ECMS_DMS_ADM_04</text:p>
          </table:table-cell>
          <table:table-cell office:value-type="float" office:value="1">
            <text:p>1.00</text:p>
          </table:table-cell>
          <table:table-cell office:value-type="string">
            <text:p>ECMS\DMS\ADM\Metadata</text:p>
          </table:table-cell>
          <table:table-cell table:style-name="ce86" office:value-type="string">
            <text:p>Manage Metadata(View/Edit/Delete)</text:p>
          </table:table-cell>
          <table:table-cell table:style-name="ce86" office:value-type="string">
            <text:p>Step 1: Manage Metadata(View/Edit/Delete)</text:p>
          </table:table-cell>
          <table:table-cell office:value-type="string">
            <text:p><text:span text:style-name="T23">- Go to </text:span><text:span text:style-name="T8">Content Administration/Content Presentation/Manage Metadata</text:span></text:p>
            <text:p><text:span text:style-name="T6">View Metadata</text:span></text:p>
            <text:p><text:span text:style-name="T6">- </text:span><text:span text:style-name="T9">Click corresponding View icon of Metadata you want to View</text:span></text:p>
            <text:p><text:span text:style-name="T6">Edit Metadata</text:span></text:p>
            <text:p><text:span text:style-name="T8">- </text:span><text:span text:style-name="T23">Click corresponding Edit icon of Metadata you want to edit</text:span></text:p>
            <text:p><text:span text:style-name="T23">- Perform to edit</text:span></text:p>
            <text:p><text:span text:style-name="T23">- Click Apply</text:span></text:p>
            <text:p><text:span text:style-name="T6">Delete Metadata</text:span></text:p>
            <text:p><text:span text:style-name="T8">- </text:span><text:span text:style-name="T23">Click corresponding Delete icon of 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0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office:value-type="string">
            <text:p>SNF_ECMS_DMS_ADM_05</text:p>
          </table:table-cell>
          <table:table-cell office:value-type="float" office:value="1">
            <text:p>1.00</text:p>
          </table:table-cell>
          <table:table-cell office:value-type="string">
            <text:p>ECMS\DMS\ADM\View</text:p>
          </table:table-cell>
          <table:table-cell table:style-name="ce86" office:value-type="string">
            <text:p>Manage Views(Add/View/Edit/Delete)</text:p>
          </table:table-cell>
          <table:table-cell table:style-name="ce86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3">- Go to </text:span><text:span text:style-name="T8">Content Administration/Content Presentation/Manage Views</text:span><text:span text:style-name="T6"> </text:span></text:p>
            <text:p>- Click Add View button</text:p>
            <text:p>- Put value in required field</text:p>
            <text:p>- Click Add Tab, fill name and tick on action for tabs</text:p>
            <text:p><text:span text:style-name="T30">- Click Save button</text:span></text:p>
            <text:p><text:span text:style-name="T6">View </text:span></text:p>
            <text:p><text:span text:style-name="T9">- Click on corresponding View icon of View you want to view</text:span></text:p>
            <text:p><text:span text:style-name="T6">Edit a View</text:span></text:p>
            <text:p><text:span text:style-name="T23">- Click on corresponding Edit icon of View you want to edit</text:span></text:p>
            <text:p><text:span text:style-name="T23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2"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1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office:value-type="string">
            <text:p>SNF_ECMS_DMS_ADM_06</text:p>
          </table:table-cell>
          <table:table-cell office:value-type="float" office:value="1">
            <text:p>1.00</text:p>
          </table:table-cell>
          <table:table-cell office:value-type="string">
            <text:p>ECMS\DMS\ADM\Drive</text:p>
          </table:table-cell>
          <table:table-cell table:style-name="ce86" office:value-type="string">
            <text:p>Manage Drive(Add/Edit/Delete)</text:p>
          </table:table-cell>
          <table:table-cell table:style-name="ce86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3">- Go to </text:span><text:span text:style-name="T8">Content Administration/Content Presentation/Manage Drivers</text:span></text:p>
            <text:p>- Click on Add Drive button </text:p>
            <text:p>- Put value in required fields</text:p>
            <text:p>- Click Save button</text:p>
            <text:p><text:span text:style-name="T6">Edit a drive</text:span></text:p>
            <text:p>- Open a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</text:p>
            <text:p>- Drive is edited</text:p>
            <text:p>- Drive is deleted</text:p>
          </table:table-cell>
          <table:table-cell table:style-name="ce52"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17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office:value-type="string">
            <text:p>SNF_ECMS_DMS_ADM_07</text:p>
          </table:table-cell>
          <table:table-cell office:value-type="float" office:value="1">
            <text:p>1.00</text:p>
          </table:table-cell>
          <table:table-cell office:value-type="string">
            <text:p>ECMS\DMS\ADM\Namespace</text:p>
          </table:table-cell>
          <table:table-cell table:style-name="ce86" office:value-type="string">
            <text:p>Namespace registry</text:p>
          </table:table-cell>
          <table:table-cell table:style-name="ce86" office:value-type="string">
            <text:p>Step 1: Namespace registry</text:p>
          </table:table-cell>
          <table:table-cell office:value-type="string">
            <text:p><text:span text:style-name="T23">- Go to </text:span><text:span text:style-name="T8">Content Administration/Content 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red successfully.</text:p>
          </table:table-cell>
          <table:table-cell office:value-type="string">
            <text:p>Low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15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office:value-type="string">
            <text:p>SNF_ECMS_DMS_ADM_08</text:p>
          </table:table-cell>
          <table:table-cell office:value-type="float" office:value="1">
            <text:p>1.00</text:p>
          </table:table-cell>
          <table:table-cell table:style-name="ce75" office:value-type="string">
            <text:p>ECMS\DMS\ADM\Node_Type</text:p>
          </table:table-cell>
          <table:table-cell table:style-name="ce86" office:value-type="string">
            <text:p>Manage Node types(Add/View)</text:p>
          </table:table-cell>
          <table:table-cell table:style-name="ce86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3">- Go to</text:span><text:span text:style-name="T8"> Content Administration/Content Types/ 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/ displayed</text:p>
          </table:table-cell>
          <table:table-cell office:value-type="string">
            <text:p>Medium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30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office:value-type="string">
            <text:p>SNF_ECMS_DMS_ADM_09</text:p>
          </table:table-cell>
          <table:table-cell office:value-type="float" office:value="1">
            <text:p>1.00</text:p>
          </table:table-cell>
          <table:table-cell office:value-type="string">
            <text:p>ECMS\DMS\ADM\Query</text:p>
          </table:table-cell>
          <table:table-cell table:style-name="ce86" office:value-type="string">
            <text:p>Manage Query(Add/Edit/Delete)</text:p>
          </table:table-cell>
          <table:table-cell table:style-name="ce86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3">- Go to </text:span><text:span text:style-name="T8">Content Administration/Advanced configuration/Manage Queries</text:span></text:p>
            <text:p><text:span text:style-name="T23">- Click on Add Query button</text:span></text:p>
            <text:p><text:span text:style-name="T23">- Input all required field</text:span></text:p>
            <text:p><text:span text:style-name="T23">- Click Save</text:span></text:p>
            <text:p><text:span text:style-name="T8">Edit Query</text:span></text:p>
            <text:p><text:span text:style-name="T8">- </text:span><text:span text:style-name="T23">Click on Edit this query of a query, perform to edit</text:span></text:p>
            <text:p><text:span text:style-name="T8">Delete Query</text:span></text:p>
            <text:p><text:span text:style-name="T8">- </text:span><text:span text:style-name="T23">Click on Delete this query icon of a query</text:span></text:p>
            <text:p><text:span text:style-name="T23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52" office:value-type="string">
            <text:p>Medium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15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office:value-type="string">
            <text:p>SNF_ECMS_DMS_ADM_10</text:p>
          </table:table-cell>
          <table:table-cell office:value-type="float" office:value="1">
            <text:p>1.00</text:p>
          </table:table-cell>
          <table:table-cell office:value-type="string">
            <text:p>ECMS\DMS\ADM\Script</text:p>
          </table:table-cell>
          <table:table-cell table:style-name="ce86" office:value-type="string">
            <text:p>Manage Script(Add/Edit/Delete)</text:p>
          </table:table-cell>
          <table:table-cell table:style-name="ce86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3">- Go to </text:span><text:span text:style-name="T8">Content Administration/Advanced configuration/Manage Scripts</text:span></text:p>
            <text:p><text:span text:style-name="T9">- Click Add button and input information for new scrip</text:span></text:p>
            <text:p>- Click Save</text:p>
            <text:p><text:span text:style-name="T6">Edit script</text:span></text:p>
            <text:p><text:span text:style-name="T8">- </text:span><text:span text:style-name="T23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17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office:value-type="string">
            <text:p>SNF_ECMS_DMS_ADM_11</text:p>
          </table:table-cell>
          <table:table-cell office:value-type="float" office:value="1">
            <text:p>1.00</text:p>
          </table:table-cell>
          <table:table-cell office:value-type="string">
            <text:p>ECMS\DMS\ADM\Action</text:p>
          </table:table-cell>
          <table:table-cell table:style-name="ce86" office:value-type="string">
            <text:p>Manage Action</text:p>
          </table:table-cell>
          <table:table-cell table:style-name="ce86" office:value-type="string">
            <text:p>Step 1: Manage Action</text:p>
          </table:table-cell>
          <table:table-cell table:style-name="ce100" office:value-type="string">
            <text:p><text:span text:style-name="T28">- Go to </text:span><text:span text:style-name="T26">Content Administration/Advanced configuration/Create Action Type</text:span></text:p>
            <text:p><text:span text:style-name="T28">- Click on Add button</text:span></text:p>
            <text:p><text:span text:style-name="T28">- Input required fields</text:span></text:p>
            <text:p><text:span text:style-name="T28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1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office:value-type="string">
            <text:p>SNF_ECMS_DMS_ADM_12</text:p>
          </table:table-cell>
          <table:table-cell office:value-type="float" office:value="1">
            <text:p>1.00</text:p>
          </table:table-cell>
          <table:table-cell office:value-type="string">
            <text:p>ECMS\DMS\ADM\Lock_Unlock</text:p>
          </table:table-cell>
          <table:table-cell table:style-name="ce87" office:value-type="string">
            <text:p>Manage Lock/Unlock</text:p>
          </table:table-cell>
          <table:table-cell table:style-name="ce87" office:value-type="string">
            <text:p>Step 1: Manage Lock/Unlock</text:p>
          </table:table-cell>
          <table:table-cell table:style-name="ce100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/ users which have permission to unlock a locked node</text:span></text:p>
            <text:p>- Can Delete permission of group/ user by click Delete icon</text:p>
          </table:table-cell>
          <table:table-cell office:value-type="string">
            <text:p>- Node is unlocked </text:p>
            <text:p>- Group is added permission. All users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2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office:value-type="string">
            <text:p>SNF_ECMS_WF_CPN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Content_Publishing\Approve</text:p>
          </table:table-cell>
          <table:table-cell table:style-name="ce88" office:value-type="string">
            <text:p>Approve a content</text:p>
          </table:table-cell>
          <table:table-cell table:style-name="ce88" office:value-type="string">
            <text:p>Step 1: Approve a content</text:p>
          </table:table-cell>
          <table:table-cell table:style-name="ce51" office:value-type="string">
            <text:p>- Create new drive in Backup workspace</text:p>
            <text:p>- Login by normal user, eg: James, add a document in <text:span text:style-name="T6">Collaboration/documents/ Validation Request</text:span> folder</text:p>
            <text:p>- Login by user is in validator:/platform/administrators group, eg John</text:p>
            <text:p>- Go to <text:span text:style-name="T6">Business Process Controller → 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51" office:value-type="string">
            <text:p>- If the current time is less than End time, the document will be stored in <text:span text:style-name="T6">Collaboration/documents/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16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office:value-type="string">
            <text:p>SNF_ECMS_WF_PRS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Pay_Raise\WF\Grand</text:p>
          </table:table-cell>
          <table:table-cell table:style-name="ce87" office:value-type="string">
            <text:p>Grand a pay raise</text:p>
          </table:table-cell>
          <table:table-cell table:style-name="ce87" office:value-type="string">
            <text:p>Step 1: Grand a pay raise</text:p>
          </table:table-cell>
          <table:table-cell office:value-type="string">
            <text:p>- Login by normal user, eg James</text:p>
            <text:p>- Go to Business Process Controller page</text:p>
            <text:p>- Create a pay raise process</text:p>
            <text:p>- Login by user is in <text:span text:style-name="T7">/platform/administrators</text:span> 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Pay raise process</text:span></text:p>
            <text:p><text:span text:style-name="T23">- Click on </text:span><text:span text:style-name="T8">Grant</text:span><text:span text:style-name="T23"> button</text:span></text:p>
            <text:p><text:span text:style-name="T23">- Login by use in Organization/ Human resources group, eg James</text:span></text:p>
            <text:p><text:span text:style-name="T23">- Open form to read process above by click Manage</text:span></text:p>
            <text:p><text:span text:style-name="T23">- Click on </text:span><text:span text:style-name="T8">Finish it</text:span><text:span text:style-name="T23"> button</text:span></text:p>
            <text:p/>
          </table:table-cell>
          <table:table-cell office:value-type="string">
            <text:p>Pay raise process is granted successfully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16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office:value-type="string">
            <text:p>SNF_ECMS_WF_HLD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50" office:value-type="string">
            <text:p>Step 1: Approve holiday process</text:p>
          </table:table-cell>
          <table:table-cell office:value-type="string">
            <text:p>- Login by normal user, eg James</text:p>
            <text:p>- Go to Business Process Controller page</text:p>
            <text:p>- Create a holiday process</text:p>
            <text:p>- Login by user is in <text:span text:style-name="T7">/platform/administrators </text:span>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Holiday process</text:span></text:p>
            <text:p><text:span text:style-name="T23">- Click on </text:span><text:span text:style-name="T8">Approve</text:span><text:span text:style-name="T23"> button</text:span></text:p>
            <text:p><text:span text:style-name="T23">- Login by use Is in Organization/ Human resources group, eg James</text:span></text:p>
            <text:p><text:span text:style-name="T23">- Open form to read process above by click on Manage</text:span></text:p>
            <text:p><text:span text:style-name="T23">- Click on </text:span><text:span text:style-name="T8">Read</text:span><text:span text:style-name="T23"> button</text:span></text:p>
            <text:p/>
          </table:table-cell>
          <table:table-cell office:value-type="string">
            <text:p>Holiday process is granted successfully.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17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office:value-type="string">
            <text:p>SNF_ECMS_WF_ADM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50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s to show detail of process</text:p>
          </table:table-cell>
          <table:table-cell office:value-type="string">
            <text:p>High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31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office:value-type="string">
            <text:p>SNF_ECMS_WF_ADM_02</text:p>
          </table:table-cell>
          <table:table-cell office:value-type="float" office:value="1">
            <text:p>1.00</text:p>
          </table:table-cell>
          <table:table-cell table:style-name="ce76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50" office:value-type="string">
            <text:p>Step 1: Upload new process</text:p>
          </table:table-cell>
          <table:table-cell office:value-type="string">
            <text:p>- Login by administration</text:p>
            <text:p>- Go to Business Process Administration page</text:p>
            <text:p>- Click on <text:span text:style-name="T6">Upload</text:span> process button</text:p>
            <text:p>- Select file to upload</text:p>
          </table:table-cell>
          <table:table-cell office:value-type="string">
            <text:p>New process is added successfully.</text:p>
          </table:table-cell>
          <table:table-cell office:value-type="string">
            <text:p>Medium</text:p>
          </table:table-cell>
          <table:table-cell>
            <text:p>maamoun.soltani</text:p>
          </table:table-cell>
          <table:table-cell table:number-columns-repeated="245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4"/>
        <table:table-column table:style-name="co23" table:default-cell-style-name="Default"/>
        <table:table-row table:style-name="ro6">
          <table:table-cell table:style-name="ce107" office:value-type="string" table:number-columns-spanned="4" table:number-rows-spanned="2">
            <text:p><text:s/>Functionality List</text:p>
            <text:p>Product version: PLF 3.5.x</text:p>
          </table:table-cell>
          <table:covered-table-cell table:style-name="ce112"/>
          <table:covered-table-cell table:style-name="ce112"/>
          <table:covered-table-cell table:style-name="ce118"/>
          <table:table-cell table:style-name="ce113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8"/>
          <table:covered-table-cell table:style-name="ce112"/>
          <table:covered-table-cell table:style-name="ce112"/>
          <table:covered-table-cell table:style-name="ce118"/>
          <table:covered-table-cell table:style-name="ce125"/>
        </table:table-row>
        <table:table-row table:style-name="ro11">
          <table:table-cell table:style-name="ce109" office:value-type="string">
            <text:p>Id</text:p>
          </table:table-cell>
          <table:table-cell table:style-name="ce113" office:value-type="string">
            <text:p>Functional Group</text:p>
          </table:table-cell>
          <table:table-cell table:style-name="ce113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covered-table-cell table:style-name="ce125"/>
        </table:table-row>
        <table:table-row table:style-name="ro11">
          <table:table-cell table:style-name="ce110" office:value-type="string">
            <text:p>SNF_ECMS_WCM_SC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Single Content Viewer page</text:p>
          </table:table-cell>
          <table:table-cell table:style-name="ce126"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Folder”</text:p>
          </table:table-cell>
          <table:table-cell table:style-name="ce126"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Contents”</text:p>
          </table:table-cell>
          <table:table-cell table:style-name="ce126"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EC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Edit CLV</text:p>
          </table:table-cell>
          <table:table-cell table:style-name="ce120" office:value-type="string">
            <text:p>Edit Content List Viewer (Documents, Last news …)</text:p>
          </table:table-cell>
          <table:table-cell table:style-name="ce126"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SCD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arch content of document/page </text:p>
          </table:table-cell>
          <table:table-cell table:style-name="ce126"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DPC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Un_public content</text:p>
          </table:table-cell>
          <table:table-cell table:style-name="ce120" office:value-type="string">
            <text:p>Show draft/public content from page</text:p>
          </table:table-cell>
          <table:table-cell table:style-name="ce126"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category</text:p>
          </table:table-cell>
          <table:table-cell table:style-name="ce120" office:value-type="string">
            <text:p>Create/edit/delete a category</text:p>
          </table:table-cell>
          <table:table-cell table:style-name="ce126"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subscription</text:p>
          </table:table-cell>
          <table:table-cell table:style-name="ce120" office:value-type="string">
            <text:p>Create/Edit/Delete a subscription</text:p>
          </table:table-cell>
          <table:table-cell table:style-name="ce126"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3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letter</text:p>
          </table:table-cell>
          <table:table-cell table:style-name="ce120" office:value-type="string">
            <text:p>Create/Edit/Delete/Convert a letter</text:p>
          </table:table-cell>
          <table:table-cell table:style-name="ce126"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4</text:p>
          </table:table-cell>
          <table:table-cell table:style-name="ce114" office:value-type="string">
            <text:p>WCM</text:p>
          </table:table-cell>
          <table:table-cell table:style-name="ce116" office:value-type="string">
            <text:p>Subscribe newsletter</text:p>
          </table:table-cell>
          <table:table-cell table:style-name="ce120" office:value-type="string">
            <text:p>Subscribe newsletter</text:p>
          </table:table-cell>
          <table:table-cell table:style-name="ce126"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GR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reate node type</text:p>
          </table:table-cell>
          <table:table-cell table:style-name="ce120" office:value-type="string">
            <text:p>Create new node type and dialog form for it</text:p>
          </table:table-cell>
          <table:table-cell table:style-name="ce126"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W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news page</text:p>
          </table:table-cell>
          <table:table-cell table:style-name="ce120" office:value-type="string">
            <text:p>Add new Events page</text:p>
          </table:table-cell>
          <table:table-cell table:style-name="ce126"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CK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events page</text:p>
          </table:table-cell>
          <table:table-cell table:style-name="ce120" office:value-type="string">
            <text:p>Insert documents/medias in a web content by FCK Content Selector</text:p>
          </table:table-cell>
          <table:table-cell table:style-name="ce126"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FD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folder</text:p>
          </table:table-cell>
          <table:table-cell table:style-name="ce120" office:value-type="string">
            <text:p>Create/delete Content folder</text:p>
          </table:table-cell>
          <table:table-cell table:style-name="ce126"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Article document</text:p>
          </table:table-cell>
          <table:table-cell table:style-name="ce126"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ile document</text:p>
          </table:table-cell>
          <table:table-cell table:style-name="ce126"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ree layout Webcontent document</text:p>
          </table:table-cell>
          <table:table-cell table:style-name="ce126"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UP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Upload file</text:p>
          </table:table-cell>
          <table:table-cell table:style-name="ce120" office:value-type="string">
            <text:p>Upload a file</text:p>
          </table:table-cell>
          <table:table-cell table:style-name="ce126"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opy/paste a node</text:p>
          </table:table-cell>
          <table:table-cell table:style-name="ce126"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ut/paste a node</text:p>
          </table:table-cell>
          <table:table-cell table:style-name="ce126"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Lock/Unlock a node</text:p>
          </table:table-cell>
          <table:table-cell table:style-name="ce126"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4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Rename/Title for a node</text:p>
          </table:table-cell>
          <table:table-cell table:style-name="ce126"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5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Add symlink for node</text:p>
          </table:table-cell>
          <table:table-cell table:style-name="ce126"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6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ownload and Allow Edition</text:p>
          </table:table-cell>
          <table:table-cell table:style-name="ce126"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7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Manage Actions on WebDAV</text:p>
          </table:table-cell>
          <table:table-cell table:style-name="ce126"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8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rag and drop node</text:p>
          </table:table-cell>
          <table:table-cell table:style-name="ce126"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rivate tag (Add/Edit/Delete)</text:p>
          </table:table-cell>
          <table:table-cell table:style-name="ce126"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ublic tag (Add/Edit/Delete) </text:p>
          </table:table-cell>
          <table:table-cell table:style-name="ce126"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Add language for document/uploaded file</text:p>
          </table:table-cell>
          <table:table-cell table:style-name="ce126"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Vote for document/uploaded file</text:p>
          </table:table-cell>
          <table:table-cell table:style-name="ce126"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Comment (Add/Edit/Delete)</text:p>
          </table:table-cell>
          <table:table-cell table:style-name="ce126"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Publication</text:p>
          </table:table-cell>
          <table:table-cell table:style-name="ce126"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Category (Add/Delete)</text:p>
          </table:table-cell>
          <table:table-cell table:style-name="ce126"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Relation (Add/Delete/Show/Hide)</text:p>
          </table:table-cell>
          <table:table-cell table:style-name="ce126"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View Node Properties</text:p>
          </table:table-cell>
          <table:table-cell table:style-name="ce126"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Export /Import node</text:p>
          </table:table-cell>
          <table:table-cell table:style-name="ce126"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Permission(Add/Edit/Delete)</text:p>
          </table:table-cell>
          <table:table-cell table:style-name="ce126"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View metadata</text:p>
          </table:table-cell>
          <table:table-cell table:style-name="ce126"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Simple Search</text:p>
          </table:table-cell>
          <table:table-cell table:style-name="ce126"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Advanced search</text:p>
          </table:table-cell>
          <table:table-cell table:style-name="ce126"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query in Advanced search</text:p>
          </table:table-cell>
          <table:table-cell table:style-name="ce126"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T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t up browsing Preferences</text:p>
          </table:table-cell>
          <table:table-cell table:style-name="ce126"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LB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View</text:p>
          </table:table-cell>
          <table:table-cell table:style-name="ce120" office:value-type="string">
            <text:p>Manage Clipboard (Paste/Delete)</text:p>
          </table:table-cell>
          <table:table-cell table:style-name="ce126"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ags (Add/Edit/Delete)</text:p>
          </table:table-cell>
          <table:table-cell table:style-name="ce126"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Categories (Add/Edit/Delete)</text:p>
          </table:table-cell>
          <table:table-cell table:style-name="ce126"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emplate(Add/Edit/Delete)</text:p>
          </table:table-cell>
          <table:table-cell table:style-name="ce126"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lipboard</text:p>
          </table:table-cell>
          <table:table-cell table:style-name="ce120" office:value-type="string">
            <text:p>Manage Metadata(View/Edit/Delete)</text:p>
          </table:table-cell>
          <table:table-cell table:style-name="ce126"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g</text:p>
          </table:table-cell>
          <table:table-cell table:style-name="ce120" office:value-type="string">
            <text:p>Manage Views(Add/View/Edit/Delete)</text:p>
          </table:table-cell>
          <table:table-cell table:style-name="ce126"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6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xonomy</text:p>
          </table:table-cell>
          <table:table-cell table:style-name="ce120" office:value-type="string">
            <text:p>Manage Drives (Add/Edit/Delete)</text:p>
          </table:table-cell>
          <table:table-cell table:style-name="ce126"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7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emplate</text:p>
          </table:table-cell>
          <table:table-cell table:style-name="ce120" office:value-type="string">
            <text:p>Namespace registry</text:p>
          </table:table-cell>
          <table:table-cell table:style-name="ce126"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8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Metadata</text:p>
          </table:table-cell>
          <table:table-cell table:style-name="ce120" office:value-type="string">
            <text:p>Manage Node types(Add/View)</text:p>
          </table:table-cell>
          <table:table-cell table:style-name="ce126"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9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Views</text:p>
          </table:table-cell>
          <table:table-cell table:style-name="ce120" office:value-type="string">
            <text:p>Manage Query(Add/Edit/Delete)</text:p>
          </table:table-cell>
          <table:table-cell table:style-name="ce126"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0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Drive</text:p>
          </table:table-cell>
          <table:table-cell table:style-name="ce120" office:value-type="string">
            <text:p>Manage Script(Add/Edit/Delete)</text:p>
          </table:table-cell>
          <table:table-cell table:style-name="ce126"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1</text:p>
          </table:table-cell>
          <table:table-cell table:style-name="ce114" office:value-type="string">
            <text:p>ADM</text:p>
          </table:table-cell>
          <table:table-cell table:style-name="ce117" office:value-type="string">
            <text:p>Namespace registry</text:p>
          </table:table-cell>
          <table:table-cell table:style-name="ce120" office:value-type="string">
            <text:p>Manage Action</text:p>
          </table:table-cell>
          <table:table-cell table:style-name="ce126"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Node Type</text:p>
          </table:table-cell>
          <table:table-cell table:style-name="ce120" office:value-type="string">
            <text:p>Manage Lock/Unlock</text:p>
          </table:table-cell>
          <table:table-cell table:style-name="ce126"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CPN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1" office:value-type="string">
            <text:p>Approve a content</text:p>
          </table:table-cell>
          <table:table-cell table:style-name="ce126"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PRS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2" office:value-type="string">
            <text:p>Grant a pay raise</text:p>
          </table:table-cell>
          <table:table-cell table:style-name="ce126"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HLD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0" office:value-type="string">
            <text:p>Approve holiday process</text:p>
          </table:table-cell>
          <table:table-cell table:style-name="ce126"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0" office:value-type="string">
            <text:p>View detail of process</text:p>
          </table:table-cell>
          <table:table-cell table:style-name="ce126"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2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Holiday process</text:p>
          </table:table-cell>
          <table:table-cell table:style-name="ce120" office:value-type="string">
            <text:p>Upload new process</text:p>
          </table:table-cell>
          <table:table-cell table:style-name="ce126"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11" office:value-type="string">
            <text:p>TOTAL</text:p>
          </table:table-cell>
          <table:table-cell table:style-name="ce114"/>
          <table:table-cell table:style-name="ce115"/>
          <table:table-cell table:style-name="ce123"/>
          <table:table-cell table:style-name="ce126" table:formula="of:=SUM([.E4:.E63])" office:value-type="float" office:value="60">
            <text:p>60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5:3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anhly </meta:initial-creator>
    <meta:creation-date>2010-08-10T15:50:28</meta:creation-date>
    <dc:date>2012-02-27T15:30:51</dc:date>
    <meta:editing-cycles>149</meta:editing-cycles>
    <meta:editing-duration>PT31H16M11S</meta:editing-duration>
    <dc:creator>exoplatform </dc:creator>
    <meta:document-statistic meta:table-count="4" meta:cell-count="1168" meta:object-count="1"/>
    <meta:user-defined meta:name="Info 1"/>
    <meta:user-defined meta:name="Info 2"/>
    <meta:user-defined meta:name="Info 3"/>
    <meta:user-defined meta:name="Info 4"/>
  </office:meta>
</office:document-meta>
</file>